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49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3.501cm"/>
    </style:style>
    <style:style style:name="co8" style:family="table-column">
      <style:table-column-properties fo:break-before="auto" style:column-width="2.792cm"/>
    </style:style>
    <style:style style:name="co9" style:family="table-column">
      <style:table-column-properties fo:break-before="auto" style:column-width="6.812cm"/>
    </style:style>
    <style:style style:name="co10" style:family="table-column">
      <style:table-column-properties fo:break-before="auto" style:column-width="1.863cm"/>
    </style:style>
    <style:style style:name="ro1" style:family="table-row">
      <style:table-row-properties style:row-height="0.635cm" fo:break-before="auto" style:use-optimal-row-height="true"/>
    </style:style>
    <style:style style:name="ta1" style:family="table" style:master-page-name="PageStyle_5f_业主">
      <style:table-properties table:display="true" style:writing-mode="lr-tb"/>
    </style:style>
    <style:style style:name="ce1" style:family="table-cell" style:parent-style-name="Normal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业主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>
            <text:p>业主姓名</text:p>
          </table:table-cell>
          <table:table-cell table:style-name="ce1" office:value-type="string">
            <text:p>楼宇号</text:p>
          </table:table-cell>
          <table:table-cell table:style-name="ce1" office:value-type="string">
            <text:p>楼层</text:p>
          </table:table-cell>
          <table:table-cell table:style-name="ce1" office:value-type="string">
            <text:p>户号</text:p>
          </table:table-cell>
          <table:table-cell table:style-name="ce1" office:value-type="string">
            <text:p>出生日期</text:p>
          </table:table-cell>
          <table:table-cell table:style-name="ce1" office:value-type="string">
            <text:p>性别</text:p>
          </table:table-cell>
          <table:table-cell table:style-name="ce1" office:value-type="string">
            <text:p>国籍</text:p>
          </table:table-cell>
          <table:table-cell table:style-name="ce1" office:value-type="string">
            <text:p>民族</text:p>
          </table:table-cell>
          <table:table-cell table:style-name="ce1" office:value-type="string">
            <text:p>联系电话</text:p>
          </table:table-cell>
          <table:table-cell table:style-name="ce1" office:value-type="string">
            <text:p>离住状态</text:p>
          </table:table-cell>
          <table:table-cell table:style-name="ce1" office:value-type="string">
            <text:p>紧急联系人姓名</text:p>
          </table:table-cell>
          <table:table-cell table:style-name="ce1" office:value-type="string">
            <text:p>紧急联系人电话</text:p>
          </table:table-cell>
          <table:table-cell table:style-name="ce1" office:value-type="string">
            <text:p>紧急联系人地址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郭婉莎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10-2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9254794">
            <text:p>18629254794</text:p>
          </table:table-cell>
          <table:table-cell table:style-name="ce1" office:value-type="string">
            <text:p>在住</text:p>
          </table:table-cell>
          <table:table-cell table:style-name="ce1" office:value-type="string">
            <text:p>maple</text:p>
          </table:table-cell>
          <table:table-cell table:style-name="ce1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夏静涛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10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2909428">
            <text:p>18622909428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续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3户</text:p>
          </table:table-cell>
          <table:table-cell table:style-name="ce1" office:value-type="string">
            <text:p>1989-10-3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0396846">
            <text:p>18610396846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孙君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4户</text:p>
          </table:table-cell>
          <table:table-cell table:style-name="ce1" office:value-type="string">
            <text:p>1989-11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116071566">
            <text:p>13116071566</text:p>
          </table:table-cell>
          <table:table-cell table:style-name="ce1" office:value-type="string">
            <text:p>在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谷子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5户</text:p>
          </table:table-cell>
          <table:table-cell table:style-name="ce1"/>
          <table:table-cell table:style-name="ce1" office:value-type="string">
            <text:p>男</text:p>
          </table:table-cell>
          <table:table-cell table:style-name="ce1" table:number-columns-repeated="2"/>
          <table:table-cell table:style-name="ce1" office:value-type="float" office:value="13611737923">
            <text:p>13611737923</text:p>
          </table:table-cell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office:value-type="string">
            <text:p>朱三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6户</text:p>
          </table:table-cell>
          <table:table-cell table:style-name="ce1" office:value-type="string">
            <text:p>1989-11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70244523">
            <text:p>13970244523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鸣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7户</text:p>
          </table:table-cell>
          <table:table-cell table:style-name="ce1" office:value-type="string">
            <text:p>2014-10-07</text:p>
          </table:table-cell>
          <table:table-cell table:style-name="ce1" office:value-type="string">
            <text:p>男</text:p>
          </table:table-cell>
          <table:table-cell table:number-columns-repeated="2" table:style-name="ce1" office:value-type="float" office:value="11">
            <text:p>11</text:p>
          </table:table-cell>
          <table:table-cell table:style-name="ce1" office:value-type="float" office:value="13162100713">
            <text:p>13162100713</text:p>
          </table:table-cell>
          <table:table-cell table:style-name="ce1" office:value-type="string">
            <text:p>在住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office:value-type="string">
            <text:p>木木1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8户</text:p>
          </table:table-cell>
          <table:table-cell table:style-name="ce1" office:value-type="string">
            <text:p>1990-10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0000010">
            <text:p>13600000010</text:p>
          </table:table-cell>
          <table:table-cell table:style-name="ce1" office:value-type="string">
            <text:p>在住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office:value-type="string">
            <text:p>lynne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9户</text:p>
          </table:table-cell>
          <table:table-cell table:style-name="ce1" office:value-type="string">
            <text:p>1990-09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族</text:p>
          </table:table-cell>
          <table:table-cell table:style-name="ce1" office:value-type="float" office:value="18601658960">
            <text:p>18601658960</text:p>
          </table:table-cell>
          <table:table-cell table:style-name="ce1" office:value-type="string">
            <text:p>在住</text:p>
          </table:table-cell>
          <table:table-cell table:style-name="ce1" office:value-type="string">
            <text:p>木木</text:p>
          </table:table-cell>
          <table:table-cell table:style-name="ce1" office:value-type="float" office:value="18601658960">
            <text:p>18601658960</text:p>
          </table:table-cell>
          <table:table-cell table:style-name="ce1" office:value-type="string">
            <text:p>上海长宁区华山路1006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各级工会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9户</text:p>
          </table:table-cell>
          <table:table-cell table:style-name="ce1" office:value-type="string">
            <text:p>2014-10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族</text:p>
          </table:table-cell>
          <table:table-cell table:style-name="ce1" office:value-type="float" office:value="18521563763">
            <text:p>18521563763</text:p>
          </table:table-cell>
          <table:table-cell table:style-name="ce1" office:value-type="string">
            <text:p>在住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office:value-type="string">
            <text:p>詹灵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10户</text:p>
          </table:table-cell>
          <table:table-cell table:style-name="ce1" office:value-type="string">
            <text:p>1989-10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507835">
            <text:p>13761507835</text:p>
          </table:table-cell>
          <table:table-cell table:style-name="ce1" office:value-type="string">
            <text:p>在住</text:p>
          </table:table-cell>
          <table:table-cell table:style-name="ce1" office:value-type="string">
            <text:p>木木</text:p>
          </table:table-cell>
          <table:table-cell table:style-name="ce1" office:value-type="float" office:value="18601658960">
            <text:p>18601658960</text:p>
          </table:table-cell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我去问请问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10户</text:p>
          </table:table-cell>
          <table:table-cell table:style-name="ce1" office:value-type="string">
            <text:p>2014-10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36323232141">
            <text:p>36323232141</text:p>
          </table:table-cell>
          <table:table-cell table:style-name="ce1" office:value-type="string">
            <text:p>在住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office:value-type="string">
            <text:p>赵霞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11-0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616621">
            <text:p>13761616621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大林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11-0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199666">
            <text:p>18621199666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姜欣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3户</text:p>
          </table:table-cell>
          <table:table-cell table:style-name="ce1" office:value-type="string">
            <text:p>1989-11-0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85569989">
            <text:p>13585569989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孙琪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5户</text:p>
          </table:table-cell>
          <table:table-cell table:style-name="ce1" office:value-type="string">
            <text:p>1989-11-1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516191926">
            <text:p>18516191926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杜亚眉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6户</text:p>
          </table:table-cell>
          <table:table-cell table:style-name="ce1" office:value-type="string">
            <text:p>1989-11-11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801925567">
            <text:p>18801925567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佳杰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7户</text:p>
          </table:table-cell>
          <table:table-cell table:style-name="ce1" office:value-type="string">
            <text:p>1989-11-12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21099740">
            <text:p>15921099740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eryl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8户</text:p>
          </table:table-cell>
          <table:table-cell table:style-name="ce1" office:value-type="string">
            <text:p>1989-11-13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11845659">
            <text:p>13611845659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eo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11-14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6196173">
            <text:p>18616196173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onica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11-15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8278177">
            <text:p>18618278177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cindy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3户</text:p>
          </table:table-cell>
          <table:table-cell table:style-name="ce1" office:value-type="string">
            <text:p>1989-11-16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889606">
            <text:p>13816889606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TT</text:p>
          </table:table-cell>
          <table:table-cell table:style-name="ce1" office:value-type="string">
            <text:p>666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4户</text:p>
          </table:table-cell>
          <table:table-cell table:style-name="ce1" office:value-type="string">
            <text:p>1989-12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026947266">
            <text:p>15026947266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郭婉莎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10-2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9254794">
            <text:p>1862925479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maple</text:p>
          </table:table-cell>
          <table:table-cell table:style-name="ce1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夏静涛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10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2909428">
            <text:p>18622909428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续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3户</text:p>
          </table:table-cell>
          <table:table-cell table:style-name="ce1" office:value-type="string">
            <text:p>1989-10-3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0396846">
            <text:p>18610396846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孙君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4户</text:p>
          </table:table-cell>
          <table:table-cell table:style-name="ce1" office:value-type="string">
            <text:p>1989-11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116071566">
            <text:p>13116071566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谷加祥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5户</text:p>
          </table:table-cell>
          <table:table-cell table:style-name="ce1" office:value-type="string">
            <text:p>1989-11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11737923">
            <text:p>13611737923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朱三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6户</text:p>
          </table:table-cell>
          <table:table-cell table:style-name="ce1" office:value-type="string">
            <text:p>1989-11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70244523">
            <text:p>13970244523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邓应全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7户</text:p>
          </table:table-cell>
          <table:table-cell table:style-name="ce1" office:value-type="string">
            <text:p>1989-11-0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166382407">
            <text:p>13166382407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于东相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8户</text:p>
          </table:table-cell>
          <table:table-cell table:style-name="ce1" office:value-type="string">
            <text:p>1989-11-0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323368">
            <text:p>13917323368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詹灵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10户</text:p>
          </table:table-cell>
          <table:table-cell table:style-name="ce1" office:value-type="string">
            <text:p>1989-10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507835">
            <text:p>13761507835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赵霞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11-0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616621">
            <text:p>13761616621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大林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11-0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199666">
            <text:p>18621199666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姜欣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3户</text:p>
          </table:table-cell>
          <table:table-cell table:style-name="ce1" office:value-type="string">
            <text:p>1989-11-0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85569989">
            <text:p>13585569989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孙琪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5户</text:p>
          </table:table-cell>
          <table:table-cell table:style-name="ce1" office:value-type="string">
            <text:p>1989-11-1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516191926">
            <text:p>18516191926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杜亚眉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6户</text:p>
          </table:table-cell>
          <table:table-cell table:style-name="ce1" office:value-type="string">
            <text:p>1989-11-11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801925567">
            <text:p>18801925567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佳杰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7户</text:p>
          </table:table-cell>
          <table:table-cell table:style-name="ce1" office:value-type="string">
            <text:p>1989-11-12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21099740">
            <text:p>15921099740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eryl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8户</text:p>
          </table:table-cell>
          <table:table-cell table:style-name="ce1" office:value-type="string">
            <text:p>1989-11-13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11845659">
            <text:p>13611845659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eo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11-14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6196173">
            <text:p>18616196173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onica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11-15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8278177">
            <text:p>18618278177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cindy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3户</text:p>
          </table:table-cell>
          <table:table-cell table:style-name="ce1" office:value-type="string">
            <text:p>1989-11-16</text:p>
          </table:table-cell>
          <table:table-cell table:style-name="ce1"/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889606">
            <text:p>13816889606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TT</text:p>
          </table:table-cell>
          <table:table-cell table:style-name="ce1" office:value-type="string">
            <text:p>888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4户</text:p>
          </table:table-cell>
          <table:table-cell table:style-name="ce1" office:value-type="string">
            <text:p>1989-12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026947266">
            <text:p>15026947266</text:p>
          </table:table-cell>
          <table:table-cell table:style-name="ce1" office:value-type="string">
            <text:p>自住</text:p>
          </table:table-cell>
          <table:table-cell table:style-name="ce1" table:number-columns-repeated="2"/>
          <table:table-cell table:style-name="ce1" office:value-type="string">
            <text:p>中国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三</text:p>
          </table:table-cell>
          <table:table-cell table:style-name="ce1" office:value-type="string">
            <text:p>100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1-09-2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909090909">
            <text:p>18909090909</text:p>
          </table:table-cell>
          <table:table-cell table:style-name="ce1" office:value-type="string">
            <text:p>在住</text:p>
          </table:table-cell>
          <table:table-cell table:style-name="ce1" office:value-type="string">
            <text:p>张四</text:p>
          </table:table-cell>
          <table:table-cell table:style-name="ce1" office:value-type="float" office:value="19808080808">
            <text:p>19808080808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毛如星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3-03-2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11626111">
            <text:p>1331162611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吴天琼</text:p>
          </table:table-cell>
          <table:table-cell table:style-name="ce1" office:value-type="float" office:value="15800709950">
            <text:p>1580070995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赵晓娜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1-11-0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95399645">
            <text:p>1379539964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牟宗峰</text:p>
          </table:table-cell>
          <table:table-cell table:style-name="ce1" office:value-type="float" office:value="18121187518">
            <text:p>18121187518</text:p>
          </table:table-cell>
          <table:table-cell table:style-name="ce1" office:value-type="string">
            <text:p>闵行区友东路358号闵欣大厦2号楼1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罗文慧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02-2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41621853">
            <text:p>1364162185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田大弘</text:p>
          </table:table-cell>
          <table:table-cell table:style-name="ce1" office:value-type="float" office:value="18621905195">
            <text:p>1862190519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滕用冬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5-10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4827586">
            <text:p>1376482758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耿燕</text:p>
          </table:table-cell>
          <table:table-cell table:style-name="ce1" office:value-type="float" office:value="13764827586">
            <text:p>1376482758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叶佳希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0-02-1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71665510">
            <text:p>1367166551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叶志勤</text:p>
          </table:table-cell>
          <table:table-cell table:style-name="ce1" office:value-type="float" office:value="13671665510">
            <text:p>13671665510</text:p>
          </table:table-cell>
          <table:table-cell table:style-name="ce1" office:value-type="string">
            <text:p>江苏省苏州市沧浪区东大街93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炜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2-01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236265">
            <text:p>1381823626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峰</text:p>
          </table:table-cell>
          <table:table-cell table:style-name="ce1" office:value-type="float" office:value="13818236265">
            <text:p>1381823626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谭皓尹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3-05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729006">
            <text:p>1391772900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冯昭华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0-12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917166656">
            <text:p>1391716665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德辉</text:p>
          </table:table-cell>
          <table:table-cell table:style-name="ce1" office:value-type="float" office:value="13917166656">
            <text:p>13917166656</text:p>
          </table:table-cell>
          <table:table-cell table:style-name="ce1" office:value-type="string">
            <text:p>上海市闵行区伟业路388弄12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西茹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0-07-1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624057">
            <text:p>1370162405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蓉</text:p>
          </table:table-cell>
          <table:table-cell table:style-name="ce1" office:value-type="float" office:value="13501972275">
            <text:p>1350197227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秀云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9-12-2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779399">
            <text:p>13818779399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吴先强</text:p>
          </table:table-cell>
          <table:table-cell table:style-name="ce1" office:value-type="float" office:value="13818779399">
            <text:p>138187793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无</text:p>
          </table:table-cell>
          <table:table-cell table:style-name="ce1" office:value-type="string">
            <text:p>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瞿雪薇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01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000294967">
            <text:p>1500029496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蒋玉萍</text:p>
          </table:table-cell>
          <table:table-cell table:style-name="ce1" office:value-type="float" office:value="13795451570">
            <text:p>13795451570</text:p>
          </table:table-cell>
          <table:table-cell table:style-name="ce1" office:value-type="string">
            <text:p>上海市闵行江川路555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无</text:p>
          </table:table-cell>
          <table:table-cell table:style-name="ce1" office:value-type="string">
            <text:p>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高晓波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5-11-1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810491">
            <text:p>1350181049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爱琴</text:p>
          </table:table-cell>
          <table:table-cell table:style-name="ce1" office:value-type="float" office:value="13501810491">
            <text:p>1350181049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方宇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7-12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799990">
            <text:p>1381779999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文婷</text:p>
          </table:table-cell>
          <table:table-cell table:style-name="ce1" office:value-type="float" office:value="13801688607">
            <text:p>1380168860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翟锋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7-12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12110851">
            <text:p>1351211085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周琳</text:p>
          </table:table-cell>
          <table:table-cell table:style-name="ce1" office:value-type="float" office:value="13512110851">
            <text:p>1351211085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雪敏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2001-12-1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6339788">
            <text:p>186163397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赵璐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6-08-1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21793390">
            <text:p>1362179339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吕能俊</text:p>
          </table:table-cell>
          <table:table-cell table:style-name="ce1" office:value-type="float" office:value="13916602993">
            <text:p>13916602993</text:p>
          </table:table-cell>
          <table:table-cell table:style-name="ce1" office:value-type="string">
            <text:p>上海市卢湾区徐家汇路515弄11号1701室（市辖）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印国涛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38-09-2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617681">
            <text:p>1390161768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徐文宝</text:p>
          </table:table-cell>
          <table:table-cell table:style-name="ce1" office:value-type="float" office:value="13816393587">
            <text:p>13816393587</text:p>
          </table:table-cell>
          <table:table-cell table:style-name="ce1" office:value-type="string">
            <text:p>安徽省芜湖市芜湖县六郎镇紫园行政村沈村自然村8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邓水莲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8-05-2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393587">
            <text:p>1381639358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石先生</text:p>
          </table:table-cell>
          <table:table-cell table:style-name="ce1" office:value-type="float" office:value="13301896363">
            <text:p>1330189636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戴兆丰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3-06-1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800629635">
            <text:p>1580062963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蔡丽英</text:p>
          </table:table-cell>
          <table:table-cell table:style-name="ce1" office:value-type="float" office:value="18918162701">
            <text:p>18918162701</text:p>
          </table:table-cell>
          <table:table-cell table:style-name="ce1" office:value-type="string">
            <text:p>上海市闵行区黄桦路85弄12号4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时华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3-09-2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656179">
            <text:p>1360165617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琼</text:p>
          </table:table-cell>
          <table:table-cell table:style-name="ce1" office:value-type="float" office:value="13601656179">
            <text:p>13601656179</text:p>
          </table:table-cell>
          <table:table-cell table:style-name="ce1" office:value-type="string">
            <text:p>上海市长宁区黄金城道555弄15号1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项宣超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07-1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000288868">
            <text:p>15000288868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郑舒</text:p>
          </table:table-cell>
          <table:table-cell table:style-name="ce1" office:value-type="float" office:value="13505865855">
            <text:p>13505865855</text:p>
          </table:table-cell>
          <table:table-cell table:style-name="ce1" office:value-type="string">
            <text:p>浙江省温岭市太平街道锦园小区碧水苑8幢603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傅剑彪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8-01-1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5881678">
            <text:p>139058816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杜女士</text:p>
          </table:table-cell>
          <table:table-cell table:style-name="ce1" office:value-type="float" office:value="13818875669">
            <text:p>1381887566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良骏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8-02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788896">
            <text:p>1360178889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吴玉婷</text:p>
          </table:table-cell>
          <table:table-cell table:style-name="ce1" office:value-type="float" office:value="13816520765">
            <text:p>13816520765</text:p>
          </table:table-cell>
          <table:table-cell table:style-name="ce1" office:value-type="string">
            <text:p>南京市鼓楼区长江新村2号1号楼22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磊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3-06-1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936635">
            <text:p>1370193663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东二帆</text:p>
          </table:table-cell>
          <table:table-cell table:number-columns-repeated="2" table:style-name="ce1" office:value-type="float" office:value="13764345188">
            <text:p>1376434518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姜红芹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2-09-1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361400">
            <text:p>1381736140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岳佳林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10-0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33359000">
            <text:p>1363335900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岳国义</text:p>
          </table:table-cell>
          <table:table-cell table:style-name="ce1" office:value-type="float" office:value="13633359000">
            <text:p>13633359000</text:p>
          </table:table-cell>
          <table:table-cell table:style-name="ce1" office:value-type="string">
            <text:p>北京市朝阳区东大桥东里7楼2单元102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付建家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07-0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0306967">
            <text:p>1391030696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赵敏姿</text:p>
          </table:table-cell>
          <table:table-cell table:style-name="ce1" office:value-type="float" office:value="13910306967">
            <text:p>1391030696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俊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6-06-1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00816159">
            <text:p>1590081615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俊</text:p>
          </table:table-cell>
          <table:table-cell table:style-name="ce1" office:value-type="float" office:value="18621850638">
            <text:p>1862185063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瑄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09-1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88993916">
            <text:p>1378899391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瑄</text:p>
          </table:table-cell>
          <table:table-cell table:style-name="ce1" office:value-type="float" office:value="13901673579">
            <text:p>1390167357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从州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8-09-2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606653">
            <text:p>1380160665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君红</text:p>
          </table:table-cell>
          <table:table-cell table:style-name="ce1" office:value-type="float" office:value="13916649163">
            <text:p>1391664916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施英蓉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0-03-2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906290966">
            <text:p>139062909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钱辰</text:p>
          </table:table-cell>
          <table:table-cell table:style-name="ce1" office:value-type="float" office:value="13773626999">
            <text:p>137736269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倪嘉玲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5-11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059818">
            <text:p>1391705981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永花</text:p>
          </table:table-cell>
          <table:table-cell table:style-name="ce1" office:value-type="float" office:value="13917059818">
            <text:p>1391705981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罗璎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5-12-1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900999">
            <text:p>13816900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俊武</text:p>
          </table:table-cell>
          <table:table-cell table:style-name="ce1" office:value-type="float" office:value="13816900999">
            <text:p>13816900999</text:p>
          </table:table-cell>
          <table:table-cell table:style-name="ce1" office:value-type="string">
            <text:p>上海市徐汇区桂林路70弄111号13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桑泽兵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8-11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886628">
            <text:p>1381888662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丽</text:p>
          </table:table-cell>
          <table:table-cell table:style-name="ce1" office:value-type="float" office:value="13818886628">
            <text:p>13818886628</text:p>
          </table:table-cell>
          <table:table-cell table:style-name="ce1" office:value-type="string">
            <text:p>上海市松江区九亭镇涞亭南路888弄248号5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邹元本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8-12-1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戴小海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9-04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726099">
            <text:p>136017260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金徐艳</text:p>
          </table:table-cell>
          <table:table-cell table:style-name="ce1" office:value-type="float" office:value="13601726099">
            <text:p>136017260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之平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5-09-2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12198888">
            <text:p>13512198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黎平</text:p>
          </table:table-cell>
          <table:table-cell table:style-name="ce1" office:value-type="float" office:value="13127633333">
            <text:p>13127633333</text:p>
          </table:table-cell>
          <table:table-cell table:style-name="ce1" office:value-type="string">
            <text:p>上海市徐汇区陕西南路888弄3号9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国飞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7-06-0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8616892315">
            <text:p>1861689231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赟婕</text:p>
          </table:table-cell>
          <table:table-cell table:style-name="ce1" office:value-type="float" office:value="18616892315">
            <text:p>1861689231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盛华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8-11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21740758">
            <text:p>159217407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盛永清</text:p>
          </table:table-cell>
          <table:table-cell table:style-name="ce1" office:value-type="float" office:value="13311891580">
            <text:p>13311891580</text:p>
          </table:table-cell>
          <table:table-cell table:style-name="ce1" office:value-type="string">
            <text:p>上海市闵行区碧秀路98弄2号603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翠容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4-12-1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821725789">
            <text:p>158217257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巧英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6-12-1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8621310016">
            <text:p>1862131001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英英</text:p>
          </table:table-cell>
          <table:table-cell table:style-name="ce1" office:value-type="float" office:value="13795273736">
            <text:p>1379527373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聂东升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0-03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397728">
            <text:p>1376139772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杨从州</text:p>
          </table:table-cell>
          <table:table-cell table:style-name="ce1" office:value-type="float" office:value="13801606653">
            <text:p>1380160665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占明</text:p>
          </table:table-cell>
          <table:table-cell table:style-name="ce1" office:value-type="string">
            <text:p>1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08-2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501985">
            <text:p>1381650198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于梦茹</text:p>
          </table:table-cell>
          <table:table-cell table:style-name="ce1" office:value-type="float" office:value="13918410558">
            <text:p>1391841055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沪华实业有限公司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2013-01-1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8953339562">
            <text:p>1895333956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纪先生</text:p>
          </table:table-cell>
          <table:table-cell table:style-name="ce1" office:value-type="float" office:value="18953339562">
            <text:p>1895333956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毛宇平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9-10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801181307">
            <text:p>13801181307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熊雅丽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6-11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8801851986">
            <text:p>1880185198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胡小军</text:p>
          </table:table-cell>
          <table:table-cell table:style-name="ce1" office:value-type="float" office:value="18801852001">
            <text:p>18801852001</text:p>
          </table:table-cell>
          <table:table-cell table:style-name="ce1" office:value-type="string">
            <text:p>上海市浦东新区浦东大道637号2403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孙建芳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7-08-2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601912516">
            <text:p>1360191251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金龙</text:p>
          </table:table-cell>
          <table:table-cell table:style-name="ce1" office:value-type="float" office:value="15000228800">
            <text:p>15000228800</text:p>
          </table:table-cell>
          <table:table-cell table:style-name="ce1" office:value-type="string">
            <text:p>上海市虹口区天宝路66弄1号9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严敏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4-10-2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437411">
            <text:p>1381843741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金建华</text:p>
          </table:table-cell>
          <table:table-cell table:style-name="ce1" office:value-type="float" office:value="15001922268">
            <text:p>150019222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卢凯凯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8-12-1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58969226">
            <text:p>1375896922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艳</text:p>
          </table:table-cell>
          <table:table-cell table:style-name="ce1" office:value-type="float" office:value="13758969226">
            <text:p>1375896922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柳嘉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1-01-2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821226277">
            <text:p>158212262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柳孝平</text:p>
          </table:table-cell>
          <table:table-cell table:style-name="ce1" office:value-type="float" office:value="13601623883">
            <text:p>13601623883</text:p>
          </table:table-cell>
          <table:table-cell table:style-name="ce1" office:value-type="string">
            <text:p>上海市浦东新区羽山路600弄6号4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段丽青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9-11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698708">
            <text:p>1350169870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范西雁</text:p>
          </table:table-cell>
          <table:table-cell table:style-name="ce1" office:value-type="float" office:value="13585579879">
            <text:p>1358557987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章永泽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2-10-0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696969">
            <text:p>1862169696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卫兵</text:p>
          </table:table-cell>
          <table:table-cell table:style-name="ce1" office:value-type="float" office:value="13918003071">
            <text:p>1391800307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夏梦晨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05-3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夏巍</text:p>
          </table:table-cell>
          <table:table-cell table:number-columns-repeated="2" table:style-name="ce1" office:value-type="float" office:value="13601741073">
            <text:p>1360174107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艳霞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0-09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30109777">
            <text:p>15930109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马艳红</text:p>
          </table:table-cell>
          <table:table-cell table:style-name="ce1" office:value-type="float" office:value="15530999308">
            <text:p>1553099930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蒋国珍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2-01-2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005990">
            <text:p>1391600599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倜辰</text:p>
          </table:table-cell>
          <table:table-cell table:style-name="ce1" office:value-type="float" office:value="13916005990">
            <text:p>1391600599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大欣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5-04-0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731657">
            <text:p>1380173165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马颂涛</text:p>
          </table:table-cell>
          <table:table-cell table:style-name="ce1" office:value-type="float" office:value="13818731608">
            <text:p>1381873160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韩涛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2-11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899039">
            <text:p>13817899039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谭晓岚</text:p>
          </table:table-cell>
          <table:table-cell table:style-name="ce1" office:value-type="float" office:value="13564468928">
            <text:p>1356446892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曹滨惠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3-04-0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615203">
            <text:p>1360161520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秀庄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1-09-2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77779990">
            <text:p>1377777999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彬</text:p>
          </table:table-cell>
          <table:table-cell table:style-name="ce1" office:value-type="float" office:value="13505777348">
            <text:p>13505777348</text:p>
          </table:table-cell>
          <table:table-cell table:style-name="ce1" office:value-type="string">
            <text:p>上海市长宁区万航渡路1575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蒋建瓯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4-03-2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6662388">
            <text:p>137066623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彬</text:p>
          </table:table-cell>
          <table:table-cell table:style-name="ce1" office:value-type="float" office:value="13505777348">
            <text:p>13505777348</text:p>
          </table:table-cell>
          <table:table-cell table:style-name="ce1" office:value-type="string">
            <text:p>上海市长宁区万航渡路1575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华冉通讯科技有限公司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朱龙娟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170333">
            <text:p>1391617033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欣</text:p>
          </table:table-cell>
          <table:table-cell table:style-name="ce1" office:value-type="float" office:value="13585788951">
            <text:p>1358578895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江伟年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01633181">
            <text:p>1330163318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侯秀兰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8-07-2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221039969">
            <text:p>1522103996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樊华东</text:p>
          </table:table-cell>
          <table:table-cell table:style-name="ce1" office:value-type="float" office:value="13301876222">
            <text:p>1330187622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文澄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0-06-0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938510">
            <text:p>1360193851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8621118732">
            <text:p>1862111873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志喜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04-2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166655">
            <text:p>1391616665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曾少敏</text:p>
          </table:table-cell>
          <table:table-cell table:style-name="ce1" office:value-type="float" office:value="13920399886">
            <text:p>13920399886</text:p>
          </table:table-cell>
          <table:table-cell table:style-name="ce1" office:value-type="string">
            <text:p>天津市大港区学府路地球村33号楼1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云安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2009-08-3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482222911">
            <text:p>1348222291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宋维伟</text:p>
          </table:table-cell>
          <table:table-cell table:number-columns-repeated="2" table:style-name="ce1" office:value-type="float" office:value="13636327372">
            <text:p>1363632737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佴少平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8-03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934924">
            <text:p>1390193492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韦国芳</text:p>
          </table:table-cell>
          <table:table-cell table:style-name="ce1" office:value-type="float" office:value="13636327372">
            <text:p>1363632737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13761695262">
            <text:p>1376169526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佴少清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5-09-0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00658988">
            <text:p>159006589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红英</text:p>
          </table:table-cell>
          <table:table-cell table:style-name="ce1" office:value-type="float" office:value="15900898548">
            <text:p>1590089854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国卫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7-12-1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186817">
            <text:p>1381818681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玲</text:p>
          </table:table-cell>
          <table:table-cell table:style-name="ce1" office:value-type="float" office:value="13776644949">
            <text:p>13776644949</text:p>
          </table:table-cell>
          <table:table-cell table:style-name="ce1" office:value-type="string">
            <text:p>南京市玄武区锁金村7号8幢3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晓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6-01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88296666">
            <text:p>159882966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金洪</text:p>
          </table:table-cell>
          <table:table-cell table:style-name="ce1" office:value-type="float" office:value="18616779666">
            <text:p>186167796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颜黎丽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4-07-2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767069">
            <text:p>1381776706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金朝晖</text:p>
          </table:table-cell>
          <table:table-cell table:style-name="ce1" office:value-type="float" office:value="13901944245">
            <text:p>1390194424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莹芳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3-12-2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222870">
            <text:p>1376122287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801907493">
            <text:p>1380190749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世忠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2012-07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818335624">
            <text:p>1381833562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红梅</text:p>
          </table:table-cell>
          <table:table-cell table:style-name="ce1" office:value-type="float" office:value="15821887883">
            <text:p>15821887883</text:p>
          </table:table-cell>
          <table:table-cell table:style-name="ce1" office:value-type="string">
            <text:p>安徽省肥西县丰乐镇铁佛村高大队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培华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7-11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8442171">
            <text:p>1391844217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健秋</text:p>
          </table:table-cell>
          <table:table-cell table:style-name="ce1" office:value-type="float" office:value="13651770002">
            <text:p>1365177000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顾君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2-07-2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51766808">
            <text:p>1365176680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健秋</text:p>
          </table:table-cell>
          <table:table-cell table:number-columns-repeated="2" table:style-name="ce1" office:value-type="float" office:value="13651770002">
            <text:p>1365177000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宋克仪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3-07-0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918259010">
            <text:p>1391825901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皮勇霞</text:p>
          </table:table-cell>
          <table:table-cell table:style-name="ce1" office:value-type="float" office:value="13918259010">
            <text:p>13918259010</text:p>
          </table:table-cell>
          <table:table-cell table:style-name="ce1" office:value-type="string">
            <text:p>广东省深圳市龙岗区布吉华昱花园5栋40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平元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6-11-11</text:p>
          </table:table-cell>
          <table:table-cell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8017595166">
            <text:p>180175951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梅</text:p>
          </table:table-cell>
          <table:table-cell table:style-name="ce1" office:value-type="float" office:value="18516106923">
            <text:p>1851610692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学力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4-12-0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3701660">
            <text:p>1360370166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蓸桂平</text:p>
          </table:table-cell>
          <table:table-cell table:style-name="ce1" office:value-type="float" office:value="13837025526">
            <text:p>13837025526</text:p>
          </table:table-cell>
          <table:table-cell table:style-name="ce1" office:value-type="string">
            <text:p>郑州市金水区广电南路10号院17号楼20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钱玉柱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09-05</text:p>
          </table:table-cell>
          <table:table-cell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990056">
            <text:p>1391799005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文英</text:p>
          </table:table-cell>
          <table:table-cell table:style-name="ce1" office:value-type="float" office:value="13671667368">
            <text:p>136716673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竞愚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8-12-1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21410001">
            <text:p>1392141000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新贵</text:p>
          </table:table-cell>
          <table:table-cell table:style-name="ce1" office:value-type="float" office:value="18616810412">
            <text:p>1861681041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钢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5-12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孟桃桃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于兰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1-01-0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310278">
            <text:p>139163102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郭永祥</text:p>
          </table:table-cell>
          <table:table-cell table:style-name="ce1" office:value-type="float" office:value="13916310278">
            <text:p>139163102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钱金梁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09-0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975686">
            <text:p>1391797568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</text:p>
          </table:table-cell>
          <table:table-cell table:style-name="ce1" office:value-type="float" office:value="13671667368">
            <text:p>136716673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本广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06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51602287">
            <text:p>1365160228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田向荣</text:p>
          </table:table-cell>
          <table:table-cell table:style-name="ce1" office:value-type="float" office:value="13761731944">
            <text:p>1376173194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寿生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3-06-0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906444">
            <text:p>1360190644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肖琼</text:p>
          </table:table-cell>
          <table:table-cell table:style-name="ce1" office:value-type="float" office:value="13601906444">
            <text:p>13601906444</text:p>
          </table:table-cell>
          <table:table-cell table:style-name="ce1" office:value-type="string">
            <text:p>上海市普陀区石泉路450弄18号101-103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高咏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7-11-2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509196">
            <text:p>1381650919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史骏</text:p>
          </table:table-cell>
          <table:table-cell table:style-name="ce1" office:value-type="float" office:value="13501631604">
            <text:p>13501631604</text:p>
          </table:table-cell>
          <table:table-cell table:style-name="ce1" office:value-type="string">
            <text:p>上海市静安区延安西路379弄22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高翠蓉</text:p>
          </table:table-cell>
          <table:table-cell table:style-name="ce1" office:value-type="string">
            <text:p>2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2-11-0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284352">
            <text:p>1391628435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马悦</text:p>
          </table:table-cell>
          <table:table-cell table:style-name="ce1" office:value-type="float" office:value="13585753086">
            <text:p>13585753086</text:p>
          </table:table-cell>
          <table:table-cell table:style-name="ce1" office:value-type="string">
            <text:p>上海市金山区朱泾镇南圩新村72号5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林国瑞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4-10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168008">
            <text:p>1391616800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潘宇凌</text:p>
          </table:table-cell>
          <table:table-cell table:style-name="ce1" office:value-type="float" office:value="13585686060">
            <text:p>13585686060</text:p>
          </table:table-cell>
          <table:table-cell table:style-name="ce1" office:value-type="string">
            <text:p>上海市闵行区红松路700弄49号1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唐明斡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41-06-1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丁莉萍</text:p>
          </table:table-cell>
          <table:table-cell table:style-name="ce1" office:value-type="float" office:value="13901850745">
            <text:p>1390185074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谈丽敏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5-10-2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540226">
            <text:p>1381754022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温举有</text:p>
          </table:table-cell>
          <table:table-cell table:style-name="ce1" office:value-type="float" office:value="13501233711">
            <text:p>1350123371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董霖芝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0-02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715885">
            <text:p>1360171588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先生</text:p>
          </table:table-cell>
          <table:table-cell table:style-name="ce1" office:value-type="float" office:value="13501634741">
            <text:p>1350163474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甘永辰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0-03-0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601812212">
            <text:p>1560181221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琴</text:p>
          </table:table-cell>
          <table:table-cell table:style-name="ce1" office:value-type="float" office:value="13972331333">
            <text:p>1397233133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灵腾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1-03-2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001901578">
            <text:p>150019015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先生</text:p>
          </table:table-cell>
          <table:table-cell table:style-name="ce1" office:value-type="float" office:value="54703159">
            <text:p>5470315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曹华艳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8-01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61529265">
            <text:p>1366152926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杨家称</text:p>
          </table:table-cell>
          <table:table-cell table:style-name="ce1" office:value-type="float" office:value="18917923079">
            <text:p>18917923079</text:p>
          </table:table-cell>
          <table:table-cell table:style-name="ce1" office:value-type="string">
            <text:p>上海市闵行区春申路3455弄8号7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洁羽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2-06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85777758">
            <text:p>135857777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齐优俊</text:p>
          </table:table-cell>
          <table:table-cell table:style-name="ce1" office:value-type="float" office:value="13916730888">
            <text:p>13916730888</text:p>
          </table:table-cell>
          <table:table-cell table:style-name="ce1" office:value-type="string">
            <text:p>浙江省泰顺县罗阳镇泰寿路电网弄31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赵磊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7-03-2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64783039">
            <text:p>1356478303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赵太太</text:p>
          </table:table-cell>
          <table:table-cell table:style-name="ce1" office:value-type="float" office:value="13524989612">
            <text:p>1352498961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戴红慧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7-12-0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686287">
            <text:p>1380168628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301611126">
            <text:p>1330161112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邵敏君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01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88200717">
            <text:p>1358820071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杜跃美</text:p>
          </table:table-cell>
          <table:table-cell table:style-name="ce1" office:value-type="float" office:value="13501946522">
            <text:p>1350194652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文勇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1-09-1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697576">
            <text:p>1381669757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梅</text:p>
          </table:table-cell>
          <table:table-cell table:style-name="ce1" office:value-type="float" office:value="18601786066">
            <text:p>18601786066</text:p>
          </table:table-cell>
          <table:table-cell table:style-name="ce1" office:value-type="string">
            <text:p>北京市丰台区东高地梅源里28栋5单元4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梁春玲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09-1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6650568">
            <text:p>1390665056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赵安全</text:p>
          </table:table-cell>
          <table:table-cell table:style-name="ce1" office:value-type="float" office:value="13757898888">
            <text:p>13757898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凌淑冰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1-08-1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28270387">
            <text:p>1332827038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华怀庆</text:p>
          </table:table-cell>
          <table:table-cell table:style-name="ce1" office:value-type="float" office:value="13305018788">
            <text:p>133050187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曹丽琴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09-0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51721021">
            <text:p>1365172102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晓农</text:p>
          </table:table-cell>
          <table:table-cell table:style-name="ce1" office:value-type="float" office:value="13901652648">
            <text:p>13901652648</text:p>
          </table:table-cell>
          <table:table-cell table:style-name="ce1" office:value-type="string">
            <text:p>上海市静安区石门二路300弄19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严宇政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1-06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213666">
            <text:p>139162136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严鹏飞</text:p>
          </table:table-cell>
          <table:table-cell table:style-name="ce1" office:value-type="float" office:value="13916213666">
            <text:p>13916213666</text:p>
          </table:table-cell>
          <table:table-cell table:style-name="ce1" office:value-type="string">
            <text:p>浙江省温州市鹿城区五马街道胜利路五马花园6楼A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秀花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8-06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64351215">
            <text:p>1356435121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世林</text:p>
          </table:table-cell>
          <table:table-cell table:style-name="ce1" office:value-type="float" office:value="13818681588">
            <text:p>138186815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林海青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03-1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6628806">
            <text:p>1390662880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梁辉光</text:p>
          </table:table-cell>
          <table:table-cell table:style-name="ce1" office:value-type="float" office:value="13605779888">
            <text:p>13605779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何志勇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9-07-2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28277888">
            <text:p>13928277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928233888">
            <text:p>13928233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周洪丽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2012-02-2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57689888">
            <text:p>13957689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徐敏</text:p>
          </table:table-cell>
          <table:table-cell table:style-name="ce1" office:value-type="float" office:value="18626269062">
            <text:p>1862626906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鹏飞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8-09-1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8652298">
            <text:p>1390865229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杨债</text:p>
          </table:table-cell>
          <table:table-cell table:style-name="ce1" office:value-type="float" office:value="18267600012">
            <text:p>18267600012</text:p>
          </table:table-cell>
          <table:table-cell table:style-name="ce1" office:value-type="string">
            <text:p>浙江省温岭市太平街道北山路36弄1幢2单元3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金岩松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8-04-0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422888">
            <text:p>13917422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赵建</text:p>
          </table:table-cell>
          <table:table-cell table:style-name="ce1" office:value-type="float" office:value="54490606">
            <text:p>54490606</text:p>
          </table:table-cell>
          <table:table-cell table:style-name="ce1" office:value-type="string">
            <text:p>闵行区曲吴路589号M15号楼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蔡丽丽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6-11-2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000178883">
            <text:p>1500017888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颖</text:p>
          </table:table-cell>
          <table:table-cell table:style-name="ce1" office:value-type="float" office:value="13601914389">
            <text:p>13601914389</text:p>
          </table:table-cell>
          <table:table-cell table:style-name="ce1" office:value-type="string">
            <text:p>上海市闵行区顾戴路2199弄41号2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秀芬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10-2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58899788">
            <text:p>139588997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黄春光</text:p>
          </table:table-cell>
          <table:table-cell table:style-name="ce1" office:value-type="float" office:value="13868828298">
            <text:p>13868828298</text:p>
          </table:table-cell>
          <table:table-cell table:style-name="ce1" office:value-type="string">
            <text:p>浙江省瑞安市潮基乡岩头村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奕斌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06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99900990">
            <text:p>1399990099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卢丽荣</text:p>
          </table:table-cell>
          <table:table-cell table:style-name="ce1" office:value-type="float" office:value="13587808698">
            <text:p>1358780869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綦会文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0-01-2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441709">
            <text:p>1376144170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綦会芬</text:p>
          </table:table-cell>
          <table:table-cell table:style-name="ce1" office:value-type="float" office:value="15108988868">
            <text:p>151089888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胡长和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5-05-1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599293">
            <text:p>1391659929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64139866">
            <text:p>641398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菁华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08-2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898236">
            <text:p>1390189823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代晓红</text:p>
          </table:table-cell>
          <table:table-cell table:style-name="ce1" office:value-type="float" office:value="13818065998">
            <text:p>1381806599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玮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0-01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907964">
            <text:p>1370190796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施焯荣</text:p>
          </table:table-cell>
          <table:table-cell table:style-name="ce1" office:value-type="float" office:value="13916132941">
            <text:p>1391613294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祁先超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09-1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035566">
            <text:p>138160355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利苏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5-12-1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299999">
            <text:p>18621299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仁记</text:p>
          </table:table-cell>
          <table:table-cell table:style-name="ce1" office:value-type="float" office:value="13801708203">
            <text:p>1380170820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江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1-07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79300330">
            <text:p>1867930033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高鸣智</text:p>
          </table:table-cell>
          <table:table-cell table:style-name="ce1" office:value-type="float" office:value="13907935988">
            <text:p>139079359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谢亚杰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2-03-1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803759">
            <text:p>1381880375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707940566">
            <text:p>137079405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国庆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2-09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717788886">
            <text:p>1871778888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薛都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6-11-0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402123498">
            <text:p>1340212349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美华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12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116868">
            <text:p>1381811686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孙正余</text:p>
          </table:table-cell>
          <table:table-cell table:style-name="ce1" office:value-type="float" office:value="13818116868">
            <text:p>138181168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郑飞洲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07-1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801702696">
            <text:p>1380170269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月霞</text:p>
          </table:table-cell>
          <table:table-cell table:style-name="ce1" office:value-type="float" office:value="13801702696">
            <text:p>13801702696</text:p>
          </table:table-cell>
          <table:table-cell table:style-name="ce1" office:value-type="string">
            <text:p>上海市虹口区临平路333号3幢2207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申珉才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06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韩国</text:p>
          </table:table-cell>
          <table:table-cell table:style-name="ce1" office:value-type="string">
            <text:p>无</text:p>
          </table:table-cell>
          <table:table-cell table:style-name="ce1" office:value-type="float" office:value="13381686085">
            <text:p>1338168608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爱玉</text:p>
          </table:table-cell>
          <table:table-cell table:style-name="ce1" office:value-type="float" office:value="15921909582">
            <text:p>1592190958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世盟投资有限公司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59922999">
            <text:p>59922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曾银发</text:p>
          </table:table-cell>
          <table:table-cell table:style-name="ce1" office:value-type="float" office:value="13661765577">
            <text:p>1366176557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索源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0-02-2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8857108888">
            <text:p>18857108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善锦</text:p>
          </table:table-cell>
          <table:table-cell table:style-name="ce1" office:value-type="float" office:value="13958982666">
            <text:p>139589826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礼进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34-04-1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817957388">
            <text:p>138179573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黄云霞</text:p>
          </table:table-cell>
          <table:table-cell table:style-name="ce1" office:value-type="float" office:value="13601697618">
            <text:p>13601697618</text:p>
          </table:table-cell>
          <table:table-cell table:style-name="ce1" office:value-type="string">
            <text:p>上海市虹口区四平路580弄3号304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高峰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7-02-0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5778878">
            <text:p>139057788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季秋野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09-0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680876">
            <text:p>1370168087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施颖</text:p>
          </table:table-cell>
          <table:table-cell table:style-name="ce1" office:value-type="float" office:value="15802110560">
            <text:p>15802110560</text:p>
          </table:table-cell>
          <table:table-cell table:style-name="ce1" office:value-type="string">
            <text:p>上海市闵行区银都路3151弄140号2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翁恺峰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0-09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02186990">
            <text:p>1590218699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彩捐</text:p>
          </table:table-cell>
          <table:table-cell table:style-name="ce1" office:value-type="float" office:value="13917875875">
            <text:p>1391787587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婷建投资管理有限公司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0-04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无</text:p>
          </table:table-cell>
          <table:table-cell table:style-name="ce1" office:value-type="string">
            <text:p>汉</text:p>
          </table:table-cell>
          <table:table-cell table:style-name="ce1" office:value-type="float" office:value="13671971238">
            <text:p>13671971238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汤有妹</text:p>
          </table:table-cell>
          <table:table-cell table:style-name="ce1" office:value-type="float" office:value="13671971238">
            <text:p>1367197123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叶嘉怡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周佩莉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5-11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821698532">
            <text:p>1582169853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姜伟</text:p>
          </table:table-cell>
          <table:table-cell table:style-name="ce1" office:value-type="float" office:value="13818888552">
            <text:p>1381888855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侯广杰</text:p>
          </table:table-cell>
          <table:table-cell table:style-name="ce1" office:value-type="string">
            <text:p>3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6-11-21</text:p>
          </table:table-cell>
          <table:table-cell table:style-name="ce1" office:value-type="string">
            <text:p>无</text:p>
          </table:table-cell>
          <table:table-cell table:style-name="ce1" office:value-type="string">
            <text:p>美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729381">
            <text:p>1390172938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丁小姐</text:p>
          </table:table-cell>
          <table:table-cell table:style-name="ce1" office:value-type="float" office:value="64691152">
            <text:p>6469115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马赛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8-03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643189">
            <text:p>138186431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马跃进</text:p>
          </table:table-cell>
          <table:table-cell table:style-name="ce1" office:value-type="float" office:value="13905796988">
            <text:p>139057969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杰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0-12-2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白</text:p>
          </table:table-cell>
          <table:table-cell table:style-name="ce1" office:value-type="float" office:value="13788916619">
            <text:p>1378891661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华</text:p>
          </table:table-cell>
          <table:table-cell table:style-name="ce1" office:value-type="float" office:value="13918209883">
            <text:p>1391820988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施红鹰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1-08-2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927898">
            <text:p>1370192789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621919263">
            <text:p>1362191926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铮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1-01-0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4653333">
            <text:p>1350465333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351188333">
            <text:p>1335118833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艳涵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12-2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122600379">
            <text:p>1312260037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徐爱明</text:p>
          </table:table-cell>
          <table:table-cell table:style-name="ce1" office:value-type="float" office:value="15000228811">
            <text:p>15000228811</text:p>
          </table:table-cell>
          <table:table-cell table:style-name="ce1" office:value-type="string">
            <text:p>上海市闵行区顾戴路251弄27号2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赵海平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5-06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026520839">
            <text:p>1502652083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房红</text:p>
          </table:table-cell>
          <table:table-cell table:style-name="ce1" office:value-type="float" office:value="13605276777">
            <text:p>13605276777</text:p>
          </table:table-cell>
          <table:table-cell table:style-name="ce1" office:value-type="string">
            <text:p>上海市浦东新区寿光路78弄25号1101.1101A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房彬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11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182337">
            <text:p>1381818233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665272878">
            <text:p>136652728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阮凌枭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7-080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710189">
            <text:p>186217101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索娥</text:p>
          </table:table-cell>
          <table:table-cell table:style-name="ce1" office:value-type="float" office:value="13918192918">
            <text:p>13918192918</text:p>
          </table:table-cell>
          <table:table-cell table:style-name="ce1" office:value-type="string">
            <text:p>上海市闵行区碧泉路36弄1号17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美庆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11-0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文亭</text:p>
          </table:table-cell>
          <table:table-cell table:style-name="ce1" office:value-type="float" office:value="13801688607">
            <text:p>13801688607</text:p>
          </table:table-cell>
          <table:table-cell table:style-name="ce1" office:value-type="string">
            <text:p>上海市静安区北京西路703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述尧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8-11-1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1019391">
            <text:p>13911019391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何佳伟</text:p>
          </table:table-cell>
          <table:table-cell table:style-name="ce1" office:value-type="float" office:value="13402186152">
            <text:p>1340218615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克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12-2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5779088">
            <text:p>135057790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周晓红</text:p>
          </table:table-cell>
          <table:table-cell table:style-name="ce1" office:value-type="float" office:value="577">
            <text:p>577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string">
            <text:p>吕丹丽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7-04-0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68881528">
            <text:p>13968881528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吕苏丹</text:p>
          </table:table-cell>
          <table:table-cell table:style-name="ce1" office:value-type="float" office:value="13758708888">
            <text:p>13758708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熊丽蓓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06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88901097">
            <text:p>1378890109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倪兴华</text:p>
          </table:table-cell>
          <table:table-cell table:style-name="ce1" office:value-type="float" office:value="13701996024">
            <text:p>13701996024</text:p>
          </table:table-cell>
          <table:table-cell table:style-name="ce1" office:value-type="string">
            <text:p>上海市徐汇区建国西路211弄4号6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唐淑梅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5-05-0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250666888">
            <text:p>15250666888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张蓓珊</text:p>
          </table:table-cell>
          <table:table-cell table:style-name="ce1" office:value-type="float" office:value="13609069278">
            <text:p>136090692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柳小燕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1-11-0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821978488">
            <text:p>158219784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柳林海</text:p>
          </table:table-cell>
          <table:table-cell table:style-name="ce1" office:value-type="float" office:value="13868689383">
            <text:p>1386868938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忠妹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11-1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58863333">
            <text:p>13758863333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吴艳艳</text:p>
          </table:table-cell>
          <table:table-cell table:style-name="ce1" office:value-type="float" office:value="18858791555">
            <text:p>1885879155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海英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0-02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6083798">
            <text:p>1380608379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柯岚岚</text:p>
          </table:table-cell>
          <table:table-cell table:style-name="ce1" office:value-type="float" office:value="13806058667">
            <text:p>1380605866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赵祁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8-07-1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602286">
            <text:p>1380160228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吴志康</text:p>
          </table:table-cell>
          <table:table-cell table:style-name="ce1" office:value-type="float" office:value="13501602286">
            <text:p>1350160228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许期斌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2009-01-2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95265455">
            <text:p>1379526545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丽芳</text:p>
          </table:table-cell>
          <table:table-cell table:style-name="ce1" office:value-type="float" office:value="13795265455">
            <text:p>1379526545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荆馨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01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691992">
            <text:p>1380169199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俞大海</text:p>
          </table:table-cell>
          <table:table-cell table:style-name="ce1" office:value-type="float" office:value="13022165625">
            <text:p>13022165625</text:p>
          </table:table-cell>
          <table:table-cell table:style-name="ce1" office:value-type="string">
            <text:p>上海市徐汇区永嘉路231弄3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祖纬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7-09-2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604734">
            <text:p>1390160473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载天</text:p>
          </table:table-cell>
          <table:table-cell table:style-name="ce1" office:value-type="float" office:value="13621879677">
            <text:p>1362187967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孙胜书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10-0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彬</text:p>
          </table:table-cell>
          <table:table-cell table:style-name="ce1" office:value-type="float" office:value="13505777348">
            <text:p>13505777348</text:p>
          </table:table-cell>
          <table:table-cell table:style-name="ce1" office:value-type="string">
            <text:p>上海市长宁区万航渡路1575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孙红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3-01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61928818">
            <text:p>1366192881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爱琴</text:p>
          </table:table-cell>
          <table:table-cell table:style-name="ce1" office:value-type="float" office:value="18918697870">
            <text:p>1891869787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林燕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0-12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4310058">
            <text:p>135043100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林柏银</text:p>
          </table:table-cell>
          <table:table-cell table:style-name="ce1" office:value-type="float" office:value="13504455666">
            <text:p>135044556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高钟鹏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4990-07-1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814898">
            <text:p>1381781489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高富源</text:p>
          </table:table-cell>
          <table:table-cell table:style-name="ce1" office:value-type="float" office:value="13391230296">
            <text:p>13391230296</text:p>
          </table:table-cell>
          <table:table-cell table:style-name="ce1" office:value-type="string">
            <text:p>上海市徐汇区高安路25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郑本超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6-02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00915089">
            <text:p>159009150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夏音</text:p>
          </table:table-cell>
          <table:table-cell table:style-name="ce1" office:value-type="float" office:value="13601708230">
            <text:p>13601708230</text:p>
          </table:table-cell>
          <table:table-cell table:style-name="ce1" office:value-type="string">
            <text:p>上海市杨浦区开鲁二村17号2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金建新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4-05-0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696039">
            <text:p>1390169603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020109780">
            <text:p>1302010978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福旭网络科技有限公司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2012-02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81936260">
            <text:p>1368193626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江丽丽</text:p>
          </table:table-cell>
          <table:table-cell table:style-name="ce1" office:value-type="float" office:value="15900461893">
            <text:p>15900461893</text:p>
          </table:table-cell>
          <table:table-cell table:style-name="ce1" office:value-type="string">
            <text:p>上海市闵行区疏影路258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周慧瑾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3-09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001906676">
            <text:p>1500190667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64867793">
            <text:p>6486779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禹春晓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8-12-1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81867020">
            <text:p>1368186702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梁义东</text:p>
          </table:table-cell>
          <table:table-cell table:style-name="ce1" office:value-type="float" office:value="15947019999">
            <text:p>159470199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岩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6-11-2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26298878">
            <text:p>138262988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朗明明</text:p>
          </table:table-cell>
          <table:table-cell table:style-name="ce1" office:value-type="float" office:value="13795327777">
            <text:p>1379532777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施丽华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2-08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666616">
            <text:p>1381866661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深思贵</text:p>
          </table:table-cell>
          <table:table-cell table:style-name="ce1" office:value-type="float" office:value="13122583040">
            <text:p>1312258304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福胜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2-09-2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0810908">
            <text:p>1350081090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法政</text:p>
          </table:table-cell>
          <table:table-cell table:style-name="ce1" office:value-type="float" office:value="13801698181">
            <text:p>1380169818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邹长春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08-1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81858158">
            <text:p>136818581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伟滨</text:p>
          </table:table-cell>
          <table:table-cell table:style-name="ce1" office:value-type="float" office:value="13901746894">
            <text:p>1390174689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邬剑啸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7-07-3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邬琳棋</text:p>
          </table:table-cell>
          <table:table-cell table:style-name="ce1" office:value-type="float" office:value="13605869565">
            <text:p>1360586956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乐建妹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2-05-0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876399">
            <text:p>138178763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蒋富顺</text:p>
          </table:table-cell>
          <table:table-cell table:style-name="ce1" office:value-type="float" office:value="13701703353">
            <text:p>1370170335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叶恭铭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0-10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秀芬</text:p>
          </table:table-cell>
          <table:table-cell table:style-name="ce1" office:value-type="float" office:value="13764312855">
            <text:p>1376431285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萍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0-06-2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886366">
            <text:p>139178863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冯胜利</text:p>
          </table:table-cell>
          <table:table-cell table:style-name="ce1" office:value-type="float" office:value="13957619888">
            <text:p>13957619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周清华</text:p>
          </table:table-cell>
          <table:table-cell table:style-name="ce1" office:value-type="string">
            <text:p>5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5-10-2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6659054">
            <text:p>1390665905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林兴娃</text:p>
          </table:table-cell>
          <table:table-cell table:style-name="ce1" office:value-type="float" office:value="15021021989">
            <text:p>1502102198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严志清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4-02-0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11669989">
            <text:p>133116699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黄燕飞</text:p>
          </table:table-cell>
          <table:table-cell table:style-name="ce1" office:value-type="float" office:value="18616399999">
            <text:p>18616399999</text:p>
          </table:table-cell>
          <table:table-cell table:style-name="ce1" office:value-type="string">
            <text:p>上海市南汇县三灶镇曙光村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胡智强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9-10-2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893974">
            <text:p>1390189397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吴燕燕</text:p>
          </table:table-cell>
          <table:table-cell table:style-name="ce1" office:value-type="float" office:value="13564998072">
            <text:p>13564998072</text:p>
          </table:table-cell>
          <table:table-cell table:style-name="ce1" office:value-type="string">
            <text:p>上海市徐汇区虹桥路128号2号楼1103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付灵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3-11-0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151561888">
            <text:p>15151561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孙波</text:p>
          </table:table-cell>
          <table:table-cell table:style-name="ce1" office:value-type="float" office:value="13816631300">
            <text:p>1381663130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玉丽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7-09-0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180830">
            <text:p>1381718083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冬蕾</text:p>
          </table:table-cell>
          <table:table-cell table:style-name="ce1" office:value-type="float" office:value="13764188122">
            <text:p>13764188122</text:p>
          </table:table-cell>
          <table:table-cell table:style-name="ce1" office:value-type="string">
            <text:p>上海市黄浦区浙江中路188弄7号14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逸文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7-12-1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706119">
            <text:p>1380170611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小凤</text:p>
          </table:table-cell>
          <table:table-cell table:style-name="ce1" office:value-type="float" office:value="13801706119">
            <text:p>13801706119</text:p>
          </table:table-cell>
          <table:table-cell table:style-name="ce1" office:value-type="string">
            <text:p>上海市徐汇区虹桥路188号21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佐宇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3-02-2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85719983">
            <text:p>1358571998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傅晓红</text:p>
          </table:table-cell>
          <table:table-cell table:style-name="ce1" office:value-type="float" office:value="13585719983">
            <text:p>1358571998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郑松玉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2-06-0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221600">
            <text:p>1390122160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玲林</text:p>
          </table:table-cell>
          <table:table-cell table:style-name="ce1" office:value-type="float" office:value="18602177228">
            <text:p>1860217722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冯霞芳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0-05-1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525948">
            <text:p>18621525948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徐志刚</text:p>
          </table:table-cell>
          <table:table-cell table:style-name="ce1" office:value-type="float" office:value="13901839515">
            <text:p>13901839515</text:p>
          </table:table-cell>
          <table:table-cell table:style-name="ce1" office:value-type="string">
            <text:p>上海市徐汇区虹桥路411弄3号1306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REZ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6-03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以色列</text:p>
          </table:table-cell>
          <table:table-cell table:style-name="ce1" office:value-type="string">
            <text:p>无</text:p>
          </table:table-cell>
          <table:table-cell table:style-name="ce1" office:value-type="float" office:value="13901713168">
            <text:p>1390171316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翁波</text:p>
          </table:table-cell>
          <table:table-cell table:style-name="ce1" office:value-type="float" office:value="13311929558">
            <text:p>1331192955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马燕华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3-12-1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832222">
            <text:p>1391683222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周浩君</text:p>
          </table:table-cell>
          <table:table-cell table:style-name="ce1" office:value-type="float" office:value="13817622888">
            <text:p>13817622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立华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07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53147777">
            <text:p>13753147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欢鱼(朋友）</text:p>
          </table:table-cell>
          <table:table-cell table:style-name="ce1" office:value-type="float" office:value="13994288388">
            <text:p>139942883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林强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2-02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844697">
            <text:p>1390184469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熊丽纹（妻）</text:p>
          </table:table-cell>
          <table:table-cell table:style-name="ce1" office:value-type="float" office:value="13901844697">
            <text:p>13901844697</text:p>
          </table:table-cell>
          <table:table-cell table:style-name="ce1" office:value-type="string">
            <text:p>上海市南市区猪作弄92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建强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2-08-3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959988">
            <text:p>138019599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蔡琼</text:p>
          </table:table-cell>
          <table:table-cell table:style-name="ce1" office:value-type="float" office:value="13801997776">
            <text:p>1380199777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华忠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5-07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927309">
            <text:p>1391692730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冬艳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1-01-1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36567078">
            <text:p>136365670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冬艳</text:p>
          </table:table-cell>
          <table:table-cell table:style-name="ce1" office:value-type="float" office:value="13636567078">
            <text:p>136365670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缪慧蓓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02-2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8507523">
            <text:p>13918507523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黄杰（丈夫）</text:p>
          </table:table-cell>
          <table:table-cell table:style-name="ce1" office:value-type="float" office:value="13816505888">
            <text:p>13816505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谢秉政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10-0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25199908">
            <text:p>1382519990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冯玲玲</text:p>
          </table:table-cell>
          <table:table-cell table:style-name="ce1" office:value-type="float" office:value="13302275128">
            <text:p>1330227512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仁芳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8-07-1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叶烺</text:p>
          </table:table-cell>
          <table:table-cell table:style-name="ce1" office:value-type="float" office:value="13601700718">
            <text:p>1360170071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胡晓晖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8-12-1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51876666">
            <text:p>136518766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胡祝勇</text:p>
          </table:table-cell>
          <table:table-cell table:style-name="ce1" office:value-type="float" office:value="13651876666">
            <text:p>136518766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叶锋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2-07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704971">
            <text:p>1390170497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叶烺</text:p>
          </table:table-cell>
          <table:table-cell table:style-name="ce1" office:value-type="float" office:value="13601700718">
            <text:p>1360170071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孙磊杰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3-04-1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216725900">
            <text:p>1521672590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赵菊英</text:p>
          </table:table-cell>
          <table:table-cell table:style-name="ce1" office:value-type="float" office:value="13916371297">
            <text:p>13916371297</text:p>
          </table:table-cell>
          <table:table-cell table:style-name="ce1" office:value-type="string">
            <text:p>上海市闵行区都市路3566弄25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明珠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1-09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903818">
            <text:p>1380190381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飞</text:p>
          </table:table-cell>
          <table:table-cell table:style-name="ce1" office:value-type="float" office:value="13801971556">
            <text:p>13801971556</text:p>
          </table:table-cell>
          <table:table-cell table:style-name="ce1" office:value-type="string">
            <text:p>上海市黄浦区广西北路255弄2号13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夏琼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8-12-0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60296588">
            <text:p>13560296588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无</text:p>
          </table:table-cell>
          <table:table-cell table:style-name="ce1" office:value-type="float" office:value="18939826561">
            <text:p>18939826561</text:p>
          </table:table-cell>
          <table:table-cell table:style-name="ce1" office:value-type="string">
            <text:p>上海市浦东新区潍坊二村34号3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阮博平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1-11-2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800619365">
            <text:p>1580061936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雪英</text:p>
          </table:table-cell>
          <table:table-cell table:style-name="ce1" office:value-type="float" office:value="13657669935">
            <text:p>1365766993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贝克俊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7-03-1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816109077">
            <text:p>138161090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翁国权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7-01-2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777646">
            <text:p>1370177764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翁美华</text:p>
          </table:table-cell>
          <table:table-cell table:style-name="ce1" office:value-type="float" office:value="13764098083">
            <text:p>13764098083</text:p>
          </table:table-cell>
          <table:table-cell table:style-name="ce1" office:value-type="string">
            <text:p>上海市闵行区马桥镇星星村二组50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佘濛濛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5-12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964159455">
            <text:p>18964159455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佘苏宁</text:p>
          </table:table-cell>
          <table:table-cell table:style-name="ce1" office:value-type="float" office:value="13601853479">
            <text:p>1360185347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何宇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1-04-0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854239">
            <text:p>1370185423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福</text:p>
          </table:table-cell>
          <table:table-cell table:style-name="ce1" office:value-type="float" office:value="13020191050">
            <text:p>1302019105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贾学台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55428-01-2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668525">
            <text:p>1370166852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龙宝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0-02-2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787878">
            <text:p>138177878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潘耀东</text:p>
          </table:table-cell>
          <table:table-cell table:style-name="ce1" office:value-type="float" office:value="13601615312">
            <text:p>1360161531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楼圣煜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1-02-1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755706666">
            <text:p>187557066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玉飞（母亲）</text:p>
          </table:table-cell>
          <table:table-cell table:style-name="ce1" office:value-type="float" office:value="18755706666">
            <text:p>187557066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叶玉琴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6-06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6606180">
            <text:p>1380660618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其国</text:p>
          </table:table-cell>
          <table:table-cell table:style-name="ce1" office:value-type="float" office:value="13905875556">
            <text:p>1390587555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林宝富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6-10-1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116519777">
            <text:p>13116519777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林晓红</text:p>
          </table:table-cell>
          <table:table-cell table:style-name="ce1" office:value-type="float" office:value="18657613339">
            <text:p>1865761333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建波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5-02-2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68711777">
            <text:p>13968711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868783162">
            <text:p>1386878316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路梦蔚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2-01-2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6195106">
            <text:p>1861619510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毅</text:p>
          </table:table-cell>
          <table:table-cell table:style-name="ce1" office:value-type="float" office:value="13701676028">
            <text:p>13701676028</text:p>
          </table:table-cell>
          <table:table-cell table:style-name="ce1" office:value-type="string">
            <text:p>上海市浦东新区锦绣路3088弄7号6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彩珠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5-07-0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15121388">
            <text:p>135151213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金堂</text:p>
          </table:table-cell>
          <table:table-cell table:style-name="ce1" office:value-type="float" office:value="13515121388">
            <text:p>135151213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莉君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08-2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623323">
            <text:p>1391662332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邵蓉蓉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3-10-0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0662666">
            <text:p>136006626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胡国森</text:p>
          </table:table-cell>
          <table:table-cell table:style-name="ce1" office:value-type="float" office:value="13806880888">
            <text:p>13806880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邱皓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0-12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826526">
            <text:p>1390182652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唐美霞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5-08-3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55810281">
            <text:p>1335581028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黄宝坡（女儿）</text:p>
          </table:table-cell>
          <table:table-cell table:style-name="ce1" office:value-type="float" office:value="15267718666">
            <text:p>152677186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福兵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8-02-0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68691888">
            <text:p>15968691888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无</text:p>
          </table:table-cell>
          <table:table-cell table:style-name="ce1" office:value-type="float" office:value="13806569516">
            <text:p>1380656951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彦博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4-11-1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788888">
            <text:p>13501788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振华</text:p>
          </table:table-cell>
          <table:table-cell table:style-name="ce1" office:value-type="float" office:value="13917388888">
            <text:p>13917388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罗蓉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02-1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918484">
            <text:p>1390191848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明利</text:p>
          </table:table-cell>
          <table:table-cell table:style-name="ce1" office:value-type="float" office:value="13701876748">
            <text:p>1370187674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封静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5-12-1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7939116">
            <text:p>1390793911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书平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07-2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910377">
            <text:p>135019103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顾勇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5-05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9992666">
            <text:p>139099926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陆殿芬</text:p>
          </table:table-cell>
          <table:table-cell table:style-name="ce1" office:value-type="float" office:value="15099155688">
            <text:p>150991556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鲍育勤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5-11-1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744218">
            <text:p>13817744218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鲍育华</text:p>
          </table:table-cell>
          <table:table-cell table:style-name="ce1" office:value-type="float" office:value="13817743816">
            <text:p>1381774381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丁译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4-10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68881732">
            <text:p>6888173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峰磊</text:p>
          </table:table-cell>
          <table:table-cell table:style-name="ce1" office:value-type="float" office:value="18616595595">
            <text:p>18616595595</text:p>
          </table:table-cell>
          <table:table-cell table:style-name="ce1" office:value-type="string">
            <text:p>上海市松江区荣乐中路800弄98号3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丽君</text:p>
          </table:table-cell>
          <table:table-cell table:style-name="ce1" office:value-type="string">
            <text:p>6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3-07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818393">
            <text:p>1381881839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吴凯新</text:p>
          </table:table-cell>
          <table:table-cell table:style-name="ce1" office:value-type="float" office:value="13916393388">
            <text:p>13916393388</text:p>
          </table:table-cell>
          <table:table-cell table:style-name="ce1" office:value-type="string">
            <text:p>上海市金山区张堰镇富民新村34号楼2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殷晓雨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3-10-2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欧阳小姐</text:p>
          </table:table-cell>
          <table:table-cell table:style-name="ce1" office:value-type="float" office:value="85296812978">
            <text:p>852968129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姜人溥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3-09-1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871867">
            <text:p>1360187186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宰镜容</text:p>
          </table:table-cell>
          <table:table-cell table:style-name="ce1" office:value-type="float" office:value="13601871867">
            <text:p>13601871867</text:p>
          </table:table-cell>
          <table:table-cell table:style-name="ce1" office:value-type="string">
            <text:p>上海市浦东新区广兰路50弄20好1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玉玲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2-10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71654412">
            <text:p>1367165441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毛杰</text:p>
          </table:table-cell>
          <table:table-cell table:style-name="ce1" office:value-type="float" office:value="18616308988">
            <text:p>186163089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朱亮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3-05-0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周军</text:p>
          </table:table-cell>
          <table:table-cell table:style-name="ce1" office:value-type="float" office:value="13501756668">
            <text:p>135017566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晨欧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5-03-2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澳大利亚</text:p>
          </table:table-cell>
          <table:table-cell table:style-name="ce1" office:value-type="string">
            <text:p>无</text:p>
          </table:table-cell>
          <table:table-cell table:style-name="ce1" office:value-type="float" office:value="13788994273">
            <text:p>1378899427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惠婷 （母亲）</text:p>
          </table:table-cell>
          <table:table-cell table:style-name="ce1" office:value-type="float" office:value="13801735045">
            <text:p>13801735045</text:p>
          </table:table-cell>
          <table:table-cell table:style-name="ce1" office:value-type="string">
            <text:p>上海市长宁区镇宁路55号2号楼1203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方美凤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6-06-1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马来西亚</text:p>
          </table:table-cell>
          <table:table-cell table:style-name="ce1" office:value-type="string">
            <text:p>无</text:p>
          </table:table-cell>
          <table:table-cell table:style-name="ce1" office:value-type="float" office:value="13801848631">
            <text:p>1380184863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修炜翔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3-04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回</text:p>
          </table:table-cell>
          <table:table-cell table:style-name="ce1" office:value-type="float" office:value="13030679988">
            <text:p>130306799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918526868">
            <text:p>139185268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孟未娟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6-01-1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81612211">
            <text:p>1368161221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琛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3-06-2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989700">
            <text:p>1350198970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沈利冲</text:p>
          </table:table-cell>
          <table:table-cell table:style-name="ce1" office:value-type="float" office:value="13311668168">
            <text:p>133116681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萌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5-02-0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22755999">
            <text:p>13922755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荷</text:p>
          </table:table-cell>
          <table:table-cell table:style-name="ce1" office:value-type="float" office:value="18688888488">
            <text:p>186888884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雪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7-12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81688053">
            <text:p>1368168805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华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10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4527777">
            <text:p>13764527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黄庆元</text:p>
          </table:table-cell>
          <table:table-cell table:style-name="ce1" office:value-type="float" office:value="13681688688">
            <text:p>136816886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朱理杰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4-01-1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402177273">
            <text:p>1340217727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春洪</text:p>
          </table:table-cell>
          <table:table-cell table:style-name="ce1" office:value-type="float" office:value="13918026686">
            <text:p>1391802668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郭志斌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6-11-2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277790">
            <text:p>1376127779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江海波</text:p>
          </table:table-cell>
          <table:table-cell table:style-name="ce1" office:value-type="float" office:value="13816023851">
            <text:p>1381602385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贾烨维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4-07-0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668525">
            <text:p>1370166852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贾学台</text:p>
          </table:table-cell>
          <table:table-cell table:style-name="ce1" office:value-type="float" office:value="15026660013">
            <text:p>1502666001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梁裕均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4-11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2831660">
            <text:p>1390283166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702483777">
            <text:p>1370248377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健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4-12-1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12154888">
            <text:p>13512154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泽林</text:p>
          </table:table-cell>
          <table:table-cell table:style-name="ce1" office:value-type="float" office:value="13701634111">
            <text:p>1370163411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南星辉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3-05-1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768028">
            <text:p>1380176802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585514147">
            <text:p>1358551414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建明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04-2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305718">
            <text:p>1391630571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魏云琴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9-11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50083853">
            <text:p>1395008385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振江</text:p>
          </table:table-cell>
          <table:table-cell table:style-name="ce1" office:value-type="float" office:value="13409068666">
            <text:p>134090686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房屋销售（集团）有限公司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61330755">
            <text:p>6133075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志坚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3-10-3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709818888">
            <text:p>18709818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昂燕燕</text:p>
          </table:table-cell>
          <table:table-cell table:style-name="ce1" office:value-type="float" office:value="13601678181">
            <text:p>1360167818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胡叙耸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1-05-1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51761788">
            <text:p>136517617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胡昌岳</text:p>
          </table:table-cell>
          <table:table-cell table:style-name="ce1" office:value-type="float" office:value="13916860749">
            <text:p>1391686074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耿康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8-09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900288">
            <text:p>139179002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于庆庆</text:p>
          </table:table-cell>
          <table:table-cell table:style-name="ce1" office:value-type="float" office:value="13816929288">
            <text:p>13816929288</text:p>
          </table:table-cell>
          <table:table-cell table:style-name="ce1" office:value-type="string">
            <text:p>上海市徐汇区中山南二路999弄7号3B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影华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0-03-2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36604620">
            <text:p>1363660462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日映</text:p>
          </table:table-cell>
          <table:table-cell table:style-name="ce1" office:value-type="float" office:value="13585978118">
            <text:p>1358597811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凤娟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3-08-2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679673">
            <text:p>1380167967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赵杨勇</text:p>
          </table:table-cell>
          <table:table-cell table:style-name="ce1" office:value-type="float" office:value="13801660204">
            <text:p>13801660204</text:p>
          </table:table-cell>
          <table:table-cell table:style-name="ce1" office:value-type="string">
            <text:p>上海市闵行区莘松路225弄11号7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朱忠敏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5-10-2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656339">
            <text:p>1370165633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汤亚丽</text:p>
          </table:table-cell>
          <table:table-cell table:style-name="ce1" office:value-type="float" office:value="15001829887">
            <text:p>1500182988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丽君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46-08-0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989058">
            <text:p>139019890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赵菊芳</text:p>
          </table:table-cell>
          <table:table-cell table:style-name="ce1" office:value-type="float" office:value="13801875399">
            <text:p>13801875399</text:p>
          </table:table-cell>
          <table:table-cell table:style-name="ce1" office:value-type="string">
            <text:p>上海市徐汇区漕溪北路1000号408弄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潘静静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6-09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565689">
            <text:p>186215656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潘晓敏</text:p>
          </table:table-cell>
          <table:table-cell table:style-name="ce1" office:value-type="float" office:value="13311811195">
            <text:p>1331181119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陆献平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1-10-1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003211187">
            <text:p>1300321118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陆华</text:p>
          </table:table-cell>
          <table:table-cell table:style-name="ce1" office:value-type="float" office:value="13301817266">
            <text:p>133018172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朱卫兵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3-03-2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818812">
            <text:p>1381781881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黄先生</text:p>
          </table:table-cell>
          <table:table-cell table:style-name="ce1" office:value-type="float" office:value="18621198818">
            <text:p>1862119881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英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5-03-1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669029">
            <text:p>1380166902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54435389">
            <text:p>5443538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圣芬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0-06-2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733338">
            <text:p>1370173333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祖伟</text:p>
          </table:table-cell>
          <table:table-cell table:style-name="ce1" office:value-type="float" office:value="13701933338">
            <text:p>1370193333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肖仲珍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0-02-0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120763566">
            <text:p>131207635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文龙</text:p>
          </table:table-cell>
          <table:table-cell table:style-name="ce1" office:value-type="float" office:value="13901887788">
            <text:p>139018877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佳音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9-01-2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925668">
            <text:p>1380192566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戴文韬</text:p>
          </table:table-cell>
          <table:table-cell table:style-name="ce1" office:value-type="float" office:value="13817807409">
            <text:p>1381780740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戴文韬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7-04-0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807409">
            <text:p>1381780740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沈佳音</text:p>
          </table:table-cell>
          <table:table-cell table:style-name="ce1" office:value-type="float" office:value="13801925668">
            <text:p>13801925668</text:p>
          </table:table-cell>
          <table:table-cell table:style-name="ce1" office:value-type="string">
            <text:p>上海市闵行区都市路3800弄188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渊敏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2-12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157444444">
            <text:p>1515744444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陆福珍</text:p>
          </table:table-cell>
          <table:table-cell table:style-name="ce1" office:value-type="float" office:value="13916251843">
            <text:p>1391625184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朱靓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34-02-9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366610">
            <text:p>1376136661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沈林芳</text:p>
          </table:table-cell>
          <table:table-cell table:style-name="ce1" office:value-type="float" office:value="13501688871">
            <text:p>1350168887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庄佳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5-08-3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0838972">
            <text:p>1861083897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汤志洁</text:p>
          </table:table-cell>
          <table:table-cell table:style-name="ce1" office:value-type="float" office:value="13641900439">
            <text:p>1364190043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庞伟林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10-1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75550833">
            <text:p>1357555083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606750233">
            <text:p>1360675023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允琨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7-12-1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122557563">
            <text:p>1312255756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310062316">
            <text:p>1331006231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朱芬良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2-11-1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770712">
            <text:p>1360177071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夏爱国（丈夫）</text:p>
          </table:table-cell>
          <table:table-cell table:style-name="ce1" office:value-type="float" office:value="13801751495">
            <text:p>13801751495</text:p>
          </table:table-cell>
          <table:table-cell table:style-name="ce1" office:value-type="string">
            <text:p>上海市长宁区水城路675弄2号304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洪江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5-12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916610">
            <text:p>1391791661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洪建亚</text:p>
          </table:table-cell>
          <table:table-cell table:style-name="ce1" office:value-type="float" office:value="13901768335">
            <text:p>13901768335</text:p>
          </table:table-cell>
          <table:table-cell table:style-name="ce1" office:value-type="string">
            <text:p>上海市静安区万春街63弄35支弄5号203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丹捷</text:p>
          </table:table-cell>
          <table:table-cell table:style-name="ce1" office:value-type="string">
            <text:p>7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12-2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610337">
            <text:p>1390161033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沈化</text:p>
          </table:table-cell>
          <table:table-cell table:style-name="ce1" office:value-type="float" office:value="13917916620">
            <text:p>13917916620</text:p>
          </table:table-cell>
          <table:table-cell table:style-name="ce1" office:value-type="string">
            <text:p>上海市徐汇区襄阳南路383弄62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鲁诚实业发展有限公司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088893">
            <text:p>1862108889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赵明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0-08-1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969538">
            <text:p>1381696953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舜芳</text:p>
          </table:table-cell>
          <table:table-cell table:style-name="ce1" office:value-type="float" office:value="62318908">
            <text:p>62318908</text:p>
          </table:table-cell>
          <table:table-cell table:style-name="ce1" office:value-type="string">
            <text:p>上海市徐汇区东湖路56弄49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倪琦竣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4-01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801752009">
            <text:p>1580175200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倪恩良</text:p>
          </table:table-cell>
          <table:table-cell table:style-name="ce1" office:value-type="float" office:value="13601686366">
            <text:p>13601686366</text:p>
          </table:table-cell>
          <table:table-cell table:style-name="ce1" office:value-type="string">
            <text:p>上海市松江区月弄7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金杰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04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80866388">
            <text:p>139808663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玲</text:p>
          </table:table-cell>
          <table:table-cell table:style-name="ce1" office:value-type="float" office:value="18828011666">
            <text:p>188280116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振兴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3-12-0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564618888">
            <text:p>13564618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文女</text:p>
          </table:table-cell>
          <table:table-cell table:style-name="ce1" office:value-type="float" office:value="13901986342">
            <text:p>13901986342</text:p>
          </table:table-cell>
          <table:table-cell table:style-name="ce1" office:value-type="string">
            <text:p>上海市闸北区沪太路655弄12号5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素华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6-03-1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81721905">
            <text:p>1368172190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志阳</text:p>
          </table:table-cell>
          <table:table-cell table:style-name="ce1" office:value-type="float" office:value="13524683818">
            <text:p>1352468381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学军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6-07-2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2189454">
            <text:p>1390218945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孟桃桃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周叶刚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5-09-0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763569">
            <text:p>1390176356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肖琼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3-02-1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906444">
            <text:p>1360190644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徐伟欣</text:p>
          </table:table-cell>
          <table:table-cell table:style-name="ce1" office:value-type="float" office:value="13817056689">
            <text:p>1381705668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美观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2-03-3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09910866">
            <text:p>133099108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宇翔</text:p>
          </table:table-cell>
          <table:table-cell table:style-name="ce1" office:value-type="float" office:value="13701985246">
            <text:p>1370198524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薛梅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11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547973">
            <text:p>1381854797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永刚（丈夫）</text:p>
          </table:table-cell>
          <table:table-cell table:style-name="ce1" office:value-type="float" office:value="13901605362">
            <text:p>1390160536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朱晓菊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0-07-0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81966668">
            <text:p>1338196666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云栋</text:p>
          </table:table-cell>
          <table:table-cell table:style-name="ce1" office:value-type="float" office:value="13381966668">
            <text:p>133819666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戴志刚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5-07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731818">
            <text:p>1360173181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郭龄云</text:p>
          </table:table-cell>
          <table:table-cell table:style-name="ce1" office:value-type="float" office:value="13816672078">
            <text:p>13816672078</text:p>
          </table:table-cell>
          <table:table-cell table:style-name="ce1" office:value-type="string">
            <text:p>上海市黄浦区制造局路363弄2号6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爱莲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46-12-1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6669999">
            <text:p>13706669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潘建兴</text:p>
          </table:table-cell>
          <table:table-cell table:style-name="ce1" office:value-type="float" office:value="13857796678">
            <text:p>138577966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林志勇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7-02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925779">
            <text:p>1390192577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燊怡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2-11-2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6606180">
            <text:p>1380660618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任瑶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11-0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6515168">
            <text:p>13506515168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陈雯仪</text:p>
          </table:table-cell>
          <table:table-cell table:style-name="ce1" office:value-type="float" office:value="13806885168">
            <text:p>138068851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飞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8-09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9161111">
            <text:p>1391916111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言</text:p>
          </table:table-cell>
          <table:table-cell table:style-name="ce1" office:value-type="float" office:value="13919000002">
            <text:p>1391900000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霞芬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05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701115">
            <text:p>1391770111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郑仙俦</text:p>
          </table:table-cell>
          <table:table-cell table:style-name="ce1" office:value-type="float" office:value="13806862180">
            <text:p>1380686218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晓蒙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488288">
            <text:p>137614882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于宏伟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9-04-1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4001680">
            <text:p>1390400168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志东</text:p>
          </table:table-cell>
          <table:table-cell table:style-name="ce1" office:value-type="float" office:value="13804003335">
            <text:p>1380400333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麻小燕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7-09-2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无</text:p>
          </table:table-cell>
          <table:table-cell table:style-name="ce1" office:value-type="float" office:value="18855907777">
            <text:p>1885590777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严可明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5357276-03-2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11957298">
            <text:p>1331195729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阮三英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0-06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85574999">
            <text:p>13585574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8855907777">
            <text:p>1885590777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瞿已迪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0-12-0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5768800">
            <text:p>1360576880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瞿舜军</text:p>
          </table:table-cell>
          <table:table-cell table:style-name="ce1" office:value-type="float" office:value="13605768800">
            <text:p>1360576880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童跃婷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8-04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5775378">
            <text:p>139057753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童颂萍</text:p>
          </table:table-cell>
          <table:table-cell table:style-name="ce1" office:value-type="float" office:value="13757890111">
            <text:p>1375789011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路小刚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9-09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58152288">
            <text:p>139581522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毛好</text:p>
          </table:table-cell>
          <table:table-cell table:style-name="ce1" office:value-type="float" office:value="13819977588">
            <text:p>138199775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秋晴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3-10-1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997021">
            <text:p>1360199702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黄晓凌</text:p>
          </table:table-cell>
          <table:table-cell table:style-name="ce1" office:value-type="float" office:value="13816220977">
            <text:p>1381622097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百安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4-09-0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208828">
            <text:p>1391620882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明敏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509-2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梁嘉玲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4-01-03</text:p>
          </table:table-cell>
          <table:table-cell table:style-name="ce1" office:value-type="string">
            <text:p>无</text:p>
          </table:table-cell>
          <table:table-cell table:style-name="ce1" office:value-type="string">
            <text:p>澳洲</text:p>
          </table:table-cell>
          <table:table-cell table:style-name="ce1" office:value-type="string">
            <text:p>汉</text:p>
          </table:table-cell>
          <table:table-cell table:style-name="ce1" office:value-type="float" office:value="13822177380">
            <text:p>1382217738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马山河</text:p>
          </table:table-cell>
          <table:table-cell table:style-name="ce1" office:value-type="float" office:value="13822177380">
            <text:p>1382217738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琪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3-09-1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799562">
            <text:p>1350179956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蓓蓓</text:p>
          </table:table-cell>
          <table:table-cell table:style-name="ce1" office:value-type="float" office:value="15900877996">
            <text:p>1590087799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飞云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0-03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5776969">
            <text:p>1350577696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黄荣和</text:p>
          </table:table-cell>
          <table:table-cell table:style-name="ce1" office:value-type="float" office:value="13505776969">
            <text:p>1350577696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何佳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0-04-9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孟桃桃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耿梅波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48-06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830838">
            <text:p>1390183083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唐新璎（姑姑）</text:p>
          </table:table-cell>
          <table:table-cell table:style-name="ce1" office:value-type="float" office:value="154049788">
            <text:p>154049788</text:p>
          </table:table-cell>
          <table:table-cell table:style-name="ce1" office:value-type="string">
            <text:p>上海市卢湾区茂名南路151号14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邵泓凯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0-01-1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16655555">
            <text:p>1361665555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857766622">
            <text:p>1385776662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廖银华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7-12-0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858005315">
            <text:p>15858005315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无</text:p>
          </table:table-cell>
          <table:table-cell table:style-name="ce1" office:value-type="float" office:value="15867797712">
            <text:p>1586779771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方秀丽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3-01-1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5775678">
            <text:p>13905775678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张如意</text:p>
          </table:table-cell>
          <table:table-cell table:style-name="ce1" office:value-type="float" office:value="13819712608">
            <text:p>1381971260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卢晨佳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9-03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6790389">
            <text:p>139067903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斯</text:p>
          </table:table-cell>
          <table:table-cell table:style-name="ce1" office:value-type="float" office:value="18957979866">
            <text:p>18957979866</text:p>
          </table:table-cell>
          <table:table-cell table:style-name="ce1" office:value-type="string">
            <text:p>上海市徐汇区汾阳路20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岑旭君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09-1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6740078">
            <text:p>13606740078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周浩军</text:p>
          </table:table-cell>
          <table:table-cell table:style-name="ce1" office:value-type="float" office:value="13817622888">
            <text:p>13817622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雅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8-04-2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67789292">
            <text:p>1356778929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云星</text:p>
          </table:table-cell>
          <table:table-cell table:style-name="ce1" office:value-type="float" office:value="13906879539">
            <text:p>1390687953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轶群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11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785172">
            <text:p>1380178517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夏燕</text:p>
          </table:table-cell>
          <table:table-cell table:style-name="ce1" office:value-type="float" office:value="13901773447">
            <text:p>13901773447</text:p>
          </table:table-cell>
          <table:table-cell table:style-name="ce1" office:value-type="string">
            <text:p>上海市闵行区雅致路31弄 2号14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秋萍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11-1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919980">
            <text:p>1381891998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8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银萍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1-04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澳洲</text:p>
          </table:table-cell>
          <table:table-cell table:style-name="ce1" office:value-type="string">
            <text:p>无</text:p>
          </table:table-cell>
          <table:table-cell table:style-name="ce1" office:value-type="float" office:value="13601777177">
            <text:p>136017771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蒋</text:p>
          </table:table-cell>
          <table:table-cell table:style-name="ce1" office:value-type="float" office:value="18916066246">
            <text:p>1891606624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述尧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11-1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1019391">
            <text:p>1391101939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何嘉伟</text:p>
          </table:table-cell>
          <table:table-cell table:style-name="ce1" office:value-type="float" office:value="18621078086">
            <text:p>1862107808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金璇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2-02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963456">
            <text:p>13501963456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金祖权</text:p>
          </table:table-cell>
          <table:table-cell table:style-name="ce1" office:value-type="float" office:value="13301822678">
            <text:p>133018226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森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6-06-2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916786555">
            <text:p>1891678655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鲍桦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55783-12-1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984344">
            <text:p>1390198434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方爱华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2-10-1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816878">
            <text:p>138018168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方爱华</text:p>
          </table:table-cell>
          <table:table-cell table:style-name="ce1" office:value-type="float" office:value="13651840099">
            <text:p>13651840099</text:p>
          </table:table-cell>
          <table:table-cell table:style-name="ce1" office:value-type="string">
            <text:p>上海市闵行区莘松四村50号3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戴雄虎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0-11-0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063231">
            <text:p>1391606323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戴萸萸</text:p>
          </table:table-cell>
          <table:table-cell table:style-name="ce1" office:value-type="float" office:value="13916063231">
            <text:p>1391606323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珺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6-12-1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017276336">
            <text:p>1801727633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金晖</text:p>
          </table:table-cell>
          <table:table-cell table:style-name="ce1" office:value-type="float" office:value="13301626336">
            <text:p>13301626336</text:p>
          </table:table-cell>
          <table:table-cell table:style-name="ce1" office:value-type="string">
            <text:p>上海市闵行区畹町路99弄163号7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永良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2-01-2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880518">
            <text:p>1380188051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永花</text:p>
          </table:table-cell>
          <table:table-cell table:style-name="ce1" office:value-type="float" office:value="13818307847">
            <text:p>13818307847</text:p>
          </table:table-cell>
          <table:table-cell table:style-name="ce1" office:value-type="string">
            <text:p>上海市金山县山阳镇卫东村7组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潘小燕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7-10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6899811">
            <text:p>1380689981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郑鹏飞（丈夫）</text:p>
          </table:table-cell>
          <table:table-cell table:style-name="ce1" office:value-type="float" office:value="13705888868">
            <text:p>137058888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胡爱琴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2-11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6648396">
            <text:p>13906648396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无</text:p>
          </table:table-cell>
          <table:table-cell table:style-name="ce1" office:value-type="float" office:value="13806552996">
            <text:p>1380655299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先威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02-0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6661168">
            <text:p>1370666116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777772561">
            <text:p>1377777256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林悦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8-12-1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674706">
            <text:p>1862167470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姚月云</text:p>
          </table:table-cell>
          <table:table-cell table:style-name="ce1" office:value-type="float" office:value="18621674706">
            <text:p>18621674706</text:p>
          </table:table-cell>
          <table:table-cell table:style-name="ce1" office:value-type="string">
            <text:p>上海市闵行区银都路3399弄205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有妹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6-10-0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704468">
            <text:p>1350170446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爵勇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步东燕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10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5772195">
            <text:p>1390577219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侯振华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1-03-1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11861930">
            <text:p>1331186193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侯振华</text:p>
          </table:table-cell>
          <table:table-cell table:style-name="ce1" office:value-type="float" office:value="13311861930">
            <text:p>1331186193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经凯升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2-03-1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6860789">
            <text:p>139068607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余雯虹</text:p>
          </table:table-cell>
          <table:table-cell table:style-name="ce1" office:value-type="float" office:value="13906860456">
            <text:p>13906860456</text:p>
          </table:table-cell>
          <table:table-cell table:style-name="ce1" office:value-type="string">
            <text:p>上海市浦东新区浦明路233弄11号4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游忠谚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3-06-1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8259010">
            <text:p>13918259010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皮永霞</text:p>
          </table:table-cell>
          <table:table-cell table:style-name="ce1" office:value-type="float" office:value="13918259010">
            <text:p>1391825901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栋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4-02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11862617">
            <text:p>1361186261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华麟凤（母亲）</text:p>
          </table:table-cell>
          <table:table-cell table:style-name="ce1" office:value-type="float" office:value="13917737675">
            <text:p>1391773767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翁谊海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5-09-1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64693971">
            <text:p>1356469397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金珠</text:p>
          </table:table-cell>
          <table:table-cell table:style-name="ce1" office:value-type="float" office:value="64471426">
            <text:p>6447142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素贞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8-12-1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955956666">
            <text:p>189559566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滕伟</text:p>
          </table:table-cell>
          <table:table-cell table:style-name="ce1" office:value-type="float" office:value="13339099999">
            <text:p>133390999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陆美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4-01-0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789590">
            <text:p>1360178959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郭伟慧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5-10-0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756432">
            <text:p>1391775643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任西峰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5-07-1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876331">
            <text:p>1862187633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徐</text:p>
          </table:table-cell>
          <table:table-cell table:style-name="ce1" office:value-type="float" office:value="18616353310">
            <text:p>1861635331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马时劢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2013-01-0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858706515">
            <text:p>1885870651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57788265818">
            <text:p>5778826581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雷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0-02-1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004182622">
            <text:p>1300418262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伦林（父亲）</text:p>
          </table:table-cell>
          <table:table-cell table:style-name="ce1" office:value-type="float" office:value="13817553558">
            <text:p>1381755355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林松杰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2-04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833742">
            <text:p>1380183374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永霞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4-08-3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6675901">
            <text:p>1390667590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池方燃</text:p>
          </table:table-cell>
          <table:table-cell table:style-name="ce1" office:value-type="float" office:value="13906667557">
            <text:p>1390666755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滕福斌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603502-01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955900000">
            <text:p>1895590000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腾鄂锋</text:p>
          </table:table-cell>
          <table:table-cell table:style-name="ce1" office:value-type="float" office:value="18955928888">
            <text:p>18955928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杜立杰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0-01-2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6103197">
            <text:p>1861610319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步盈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55399-04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91251875">
            <text:p>1339125187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沈聪</text:p>
          </table:table-cell>
          <table:table-cell table:style-name="ce1" office:value-type="float" office:value="18916119101">
            <text:p>1891611910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何关权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9-04-0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958658">
            <text:p>135019586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何学东（儿子）</text:p>
          </table:table-cell>
          <table:table-cell table:style-name="ce1" office:value-type="float" office:value="13795286088">
            <text:p>13795286088</text:p>
          </table:table-cell>
          <table:table-cell table:style-name="ce1" office:value-type="string">
            <text:p>上海市闵行区颛桥镇中心东街11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轶民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2-12-2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957789">
            <text:p>139179577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钱云霄</text:p>
          </table:table-cell>
          <table:table-cell table:style-name="ce1" office:value-type="float" office:value="13857759883">
            <text:p>1385775988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邹学银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8-01-2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99363333">
            <text:p>1369936333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宇翔</text:p>
          </table:table-cell>
          <table:table-cell table:style-name="ce1" office:value-type="float" office:value="13701985246">
            <text:p>1370198524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赵红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9-07-1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201751686">
            <text:p>1520175168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801962189">
            <text:p>1380196218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周玉兰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01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62360000">
            <text:p>1386236000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周玉兰</text:p>
          </table:table-cell>
          <table:table-cell table:style-name="ce1" office:value-type="float" office:value="13862360000">
            <text:p>1386236000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志坚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5-08-2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306291358">
            <text:p>133062913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施英蓉</text:p>
          </table:table-cell>
          <table:table-cell table:style-name="ce1" office:value-type="float" office:value="13906290966">
            <text:p>139062909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艾艳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2-10-0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06237777">
            <text:p>15906237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高晓东</text:p>
          </table:table-cell>
          <table:table-cell table:style-name="ce1" office:value-type="float" office:value="13806238888">
            <text:p>13806238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钱菊生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7-09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6122888">
            <text:p>13906122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冰心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7-10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858835088">
            <text:p>188588350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郭林峰</text:p>
          </table:table-cell>
          <table:table-cell table:style-name="ce1" office:value-type="float" office:value="18817258887">
            <text:p>1881725888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虞碎花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48-11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357777">
            <text:p>13917357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丹</text:p>
          </table:table-cell>
          <table:table-cell table:style-name="ce1" office:value-type="float" office:value="13917357777">
            <text:p>13917357777</text:p>
          </table:table-cell>
          <table:table-cell table:style-name="ce1" office:value-type="string">
            <text:p>上海市闵行区银都路3399弄262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叶晓俊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5-06-1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593888">
            <text:p>13818593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陆晓鸣</text:p>
          </table:table-cell>
          <table:table-cell table:style-name="ce1" office:value-type="float" office:value="13818593888">
            <text:p>13818593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丹靑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3-10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918121999">
            <text:p>13918121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蕾</text:p>
          </table:table-cell>
          <table:table-cell table:style-name="ce1" office:value-type="float" office:value="13564487722">
            <text:p>13564487722</text:p>
          </table:table-cell>
          <table:table-cell table:style-name="ce1" office:value-type="string">
            <text:p>上海市徐汇区中山南二路2001弄4号4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9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蔡依云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6-02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802718666">
            <text:p>188027186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严志清</text:p>
          </table:table-cell>
          <table:table-cell table:style-name="ce1" office:value-type="float" office:value="13311669989">
            <text:p>1331166998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邱婷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1-12-2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717888858">
            <text:p>187178888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伟忠</text:p>
          </table:table-cell>
          <table:table-cell table:style-name="ce1" office:value-type="float" office:value="18717888898">
            <text:p>1871788889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灵巧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3-02-1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36260288">
            <text:p>137362602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佳</text:p>
          </table:table-cell>
          <table:table-cell table:style-name="ce1" office:value-type="float" office:value="13311865913">
            <text:p>1331186591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郑妙国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9-12-2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68557355">
            <text:p>13968557355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郑璐（女儿）</text:p>
          </table:table-cell>
          <table:table-cell table:style-name="ce1" office:value-type="float" office:value="13758652897">
            <text:p>1375865289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郭向阳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10-1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990878">
            <text:p>139019908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跃仁</text:p>
          </table:table-cell>
          <table:table-cell table:style-name="ce1" office:value-type="float" office:value="13991866128">
            <text:p>1399186612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金祖权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3-01-1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01822678">
            <text:p>133018226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凌静远</text:p>
          </table:table-cell>
          <table:table-cell table:style-name="ce1" office:value-type="float" office:value="18602110275">
            <text:p>18602110275</text:p>
          </table:table-cell>
          <table:table-cell table:style-name="ce1" office:value-type="string">
            <text:p>上海市闵行区都会路3888弄9号2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爱花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10-1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9268626">
            <text:p>1360926862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史萍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7-02-1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4033333">
            <text:p>1381403333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徐军</text:p>
          </table:table-cell>
          <table:table-cell table:style-name="ce1" office:value-type="float" office:value="13826996878">
            <text:p>138269968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柯维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7-07-1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607255">
            <text:p>1360160725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柯维忠</text:p>
          </table:table-cell>
          <table:table-cell table:style-name="ce1" office:value-type="float" office:value="13601607255">
            <text:p>1360160725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戴尧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5-10-2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224790">
            <text:p>1381722479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戴成章</text:p>
          </table:table-cell>
          <table:table-cell table:style-name="ce1" office:value-type="float" office:value="13601785760">
            <text:p>13601785760</text:p>
          </table:table-cell>
          <table:table-cell table:style-name="ce1" office:value-type="string">
            <text:p>上海市浦东新区花木镇白杨路360弄15号3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朱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2012-01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71686268">
            <text:p>1367168626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楠</text:p>
          </table:table-cell>
          <table:table-cell table:style-name="ce1" office:value-type="float" office:value="13671686268">
            <text:p>136716862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谷同荣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12-0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86058058">
            <text:p>133860580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吴国明</text:p>
          </table:table-cell>
          <table:table-cell table:style-name="ce1" office:value-type="float" office:value="13386058058">
            <text:p>13386058058</text:p>
          </table:table-cell>
          <table:table-cell table:style-name="ce1" office:value-type="string">
            <text:p>上海市闵行区都市路3800弄242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美华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6-06-2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698607">
            <text:p>1370169860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赖赛珍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09-0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88928825">
            <text:p>1378892882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国霞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2-04-1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909594">
            <text:p>1381890959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沈良</text:p>
          </table:table-cell>
          <table:table-cell table:style-name="ce1" office:value-type="float" office:value="13764852155">
            <text:p>1376485215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林琼琼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6-05-2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878778">
            <text:p>135018787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巧特</text:p>
          </table:table-cell>
          <table:table-cell table:style-name="ce1" office:value-type="float" office:value="13916767778">
            <text:p>139167677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艳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1-01-0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629585">
            <text:p>1350162958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秋芽</text:p>
          </table:table-cell>
          <table:table-cell table:style-name="ce1" office:value-type="float" office:value="13621757055">
            <text:p>1362175705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顾晔华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5-03-2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916188988">
            <text:p>189161889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屠国勤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3-11-1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675358">
            <text:p>137016753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欣浩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4-09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701717308">
            <text:p>1870171730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817774313">
            <text:p>13817774313</text:p>
          </table:table-cell>
          <table:table-cell table:style-name="ce1" office:value-type="string">
            <text:p>上海市闵行区鑫都路2688弄47号7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周仙键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2-05-0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829838">
            <text:p>1376182983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胡绵延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7-03-2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99155898">
            <text:p>1399915589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廖丹茹（女儿）</text:p>
          </table:table-cell>
          <table:table-cell table:style-name="ce1" office:value-type="float" office:value="13899993030">
            <text:p>1389999303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冬梅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07-1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9253929">
            <text:p>1391925392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海生</text:p>
          </table:table-cell>
          <table:table-cell table:style-name="ce1" office:value-type="float" office:value="13909487622">
            <text:p>1390948762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蒋峰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08-0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71666663">
            <text:p>1367166666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卢晓芳（母亲）</text:p>
          </table:table-cell>
          <table:table-cell table:style-name="ce1" office:value-type="float" office:value="13801795588">
            <text:p>138017955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周丰年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1-05-0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724478">
            <text:p>137617244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谬晓林</text:p>
          </table:table-cell>
          <table:table-cell table:style-name="ce1" office:value-type="float" office:value="13917089797">
            <text:p>1391708979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顺来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09-0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952008">
            <text:p>1350195200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剑英</text:p>
          </table:table-cell>
          <table:table-cell table:style-name="ce1" office:value-type="float" office:value="13501952008">
            <text:p>13501952008</text:p>
          </table:table-cell>
          <table:table-cell table:style-name="ce1" office:value-type="string">
            <text:p>上海市闵行区梅陇二村191号5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周爱娜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11-2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6535678">
            <text:p>186165356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中杰</text:p>
          </table:table-cell>
          <table:table-cell table:style-name="ce1" office:value-type="float" office:value="18657300579">
            <text:p>1865730057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鲍冬兴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01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953366">
            <text:p>135019533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5900520456">
            <text:p>1590052045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范雪霞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5-01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75229999">
            <text:p>13775229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范正建</text:p>
          </table:table-cell>
          <table:table-cell table:style-name="ce1" office:value-type="float" office:value="13813557777">
            <text:p>1381355777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建峰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11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787777">
            <text:p>13801787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先亚南</text:p>
          </table:table-cell>
          <table:table-cell table:style-name="ce1" office:value-type="float" office:value="13868655555">
            <text:p>1386865555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夏明华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02-1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02112275">
            <text:p>1860211227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游世芳</text:p>
          </table:table-cell>
          <table:table-cell table:style-name="ce1" office:value-type="float" office:value="13311719097">
            <text:p>1331171909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孙华秀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4-09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566266">
            <text:p>139165662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正风</text:p>
          </table:table-cell>
          <table:table-cell table:style-name="ce1" office:value-type="float" office:value="13601738178">
            <text:p>136017381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川洋实业有限公司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7-04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51711117">
            <text:p>1365171111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尹智辉</text:p>
          </table:table-cell>
          <table:table-cell table:style-name="ce1" office:value-type="float" office:value="18917119999">
            <text:p>189171199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月敏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47-02-1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817352510">
            <text:p>1381735251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蓓蓓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顾志豪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0-10-2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37176999">
            <text:p>15937176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顾明</text:p>
          </table:table-cell>
          <table:table-cell table:style-name="ce1" office:value-type="float" office:value="13813220108">
            <text:p>1381322010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于芳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7-05-1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764829">
            <text:p>1370176482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朱国友</text:p>
          </table:table-cell>
          <table:table-cell table:style-name="ce1" office:value-type="float" office:value="13701888887">
            <text:p>1370188888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寒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6-04-0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43133445">
            <text:p>1384313344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祥贸有限公司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13801845066">
            <text:p>13801845066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琼南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7-11-2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352510">
            <text:p>1381735251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蓓蓓</text:p>
          </table:table-cell>
          <table:table-cell table:style-name="ce1" office:value-type="float" office:value="13817352510">
            <text:p>1381735251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晓东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3-05-2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06855550">
            <text:p>1860685555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新妹</text:p>
          </table:table-cell>
          <table:table-cell table:style-name="ce1" office:value-type="float" office:value="13567399159">
            <text:p>1356739915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沈锡良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49-11-1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534335">
            <text:p>1391653433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徐晶</text:p>
          </table:table-cell>
          <table:table-cell table:style-name="ce1" office:value-type="float" office:value="18101881726">
            <text:p>1810188172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9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0号楼</text:p>
          </table:table-cell>
          <table:table-cell table:style-name="ce1" office:value-type="string">
            <text:p>29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马艺聪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1-02-2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718018">
            <text:p>1360171801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呼建军</text:p>
          </table:table-cell>
          <table:table-cell table:style-name="ce1" office:value-type="float" office:value="13601718018">
            <text:p>1360171801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梓境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3-02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026681737">
            <text:p>1502668173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筱华</text:p>
          </table:table-cell>
          <table:table-cell table:style-name="ce1" office:value-type="float" office:value="13701601612">
            <text:p>1370160161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国庆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09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167273333">
            <text:p>1316727333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雷佳音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3-08-2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979895">
            <text:p>1391797989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翟煦飞</text:p>
          </table:table-cell>
          <table:table-cell table:style-name="ce1" office:value-type="float" office:value="13917979895">
            <text:p>1391797989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邢江材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6-08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608811">
            <text:p>1391660881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邱坚强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4-04-2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5221783">
            <text:p>1390522178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566298813">
            <text:p>1356629881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钟恩富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07-1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917900799">
            <text:p>189179007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守志</text:p>
          </table:table-cell>
          <table:table-cell table:style-name="ce1" office:value-type="float" office:value="13943177541">
            <text:p>1394317754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秦燕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4-05-2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934551809">
            <text:p>1893455180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秦金贵</text:p>
          </table:table-cell>
          <table:table-cell table:style-name="ce1" office:value-type="float" office:value="13816822988">
            <text:p>13816822988</text:p>
          </table:table-cell>
          <table:table-cell table:style-name="ce1" office:value-type="string">
            <text:p>蓸杨路1222弄8号204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彦华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6-05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502197038">
            <text:p>1550219703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贾孝武</text:p>
          </table:table-cell>
          <table:table-cell table:style-name="ce1" office:value-type="float" office:value="18953950002">
            <text:p>1895395000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艾铭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4-07-0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孟桃桃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丞霖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2012-11-1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孟桃桃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蔡雪芬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7-12-1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805658">
            <text:p>139018056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朱健林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0-12-2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888887">
            <text:p>1370188888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姚鑫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5-11-1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64983988">
            <text:p>135649839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骆成友</text:p>
          </table:table-cell>
          <table:table-cell table:style-name="ce1" office:value-type="float" office:value="13122333888">
            <text:p>13122333888</text:p>
          </table:table-cell>
          <table:table-cell table:style-name="ce1" office:value-type="string">
            <text:p>金沙江1628弄915号11层1113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滕建华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6-01-1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072121">
            <text:p>1381707212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胡杨俊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3-10-2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2189454">
            <text:p>1390218945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孟桃桃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丁芝慧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12-0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171888">
            <text:p>13816171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丁雅娣</text:p>
          </table:table-cell>
          <table:table-cell table:style-name="ce1" office:value-type="float" office:value="13816788868">
            <text:p>138167888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董益松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6-09-2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796298">
            <text:p>1370179629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齐秀琴</text:p>
          </table:table-cell>
          <table:table-cell table:style-name="ce1" office:value-type="float" office:value="13901646789">
            <text:p>13901646789</text:p>
          </table:table-cell>
          <table:table-cell table:style-name="ce1" office:value-type="string">
            <text:p>上海市浦东新区东园四村436号1804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立峰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8-11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604578">
            <text:p>138166045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慰萍</text:p>
          </table:table-cell>
          <table:table-cell table:style-name="ce1" office:value-type="float" office:value="15021036335">
            <text:p>1502103633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铁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4-01-1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915499">
            <text:p>138169154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彭翠竹（妻子）</text:p>
          </table:table-cell>
          <table:table-cell table:style-name="ce1" office:value-type="float" office:value="13651664433">
            <text:p>1365166443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曾海波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1-10-0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618507777">
            <text:p>15618507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夏青青（妻）</text:p>
          </table:table-cell>
          <table:table-cell table:style-name="ce1" office:value-type="float" office:value="18969327127">
            <text:p>1896932712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香兰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4-01-0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930692908">
            <text:p>1893069290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郭海峰</text:p>
          </table:table-cell>
          <table:table-cell table:style-name="ce1" office:value-type="float" office:value="13501868299">
            <text:p>135018682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海星河湾双语学校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4-01-16</text:p>
          </table:table-cell>
          <table:table-cell table:number-columns-repeated="3" table:style-name="ce1" office:value-type="string">
            <text:p>无</text:p>
          </table:table-cell>
          <table:table-cell table:style-name="ce1" office:value-type="float" office:value="13611959260">
            <text:p>1361195926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611729804">
            <text:p>1361172980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吴智群</text:p>
          </table:table-cell>
          <table:table-cell table:style-name="ce1" office:value-type="string">
            <text:p>11号楼</text:p>
          </table:table-cell>
          <table:table-cell table:style-name="ce1" office:value-type="string">
            <text:p>2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2-03-1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386164">
            <text:p>1381638616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黄一孟</text:p>
          </table:table-cell>
          <table:table-cell table:style-name="ce1" office:value-type="float" office:value="18601680868">
            <text:p>186016808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海红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3-04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821888836">
            <text:p>15821888836</text:p>
          </table:table-cell>
          <table:table-cell table:style-name="ce1" office:value-type="string">
            <text:p>出租</text:p>
          </table:table-cell>
          <table:table-cell table:style-name="ce1" office:value-type="string">
            <text:p>滕荣欢</text:p>
          </table:table-cell>
          <table:table-cell table:style-name="ce1" office:value-type="float" office:value="13917885228">
            <text:p>13917885228</text:p>
          </table:table-cell>
          <table:table-cell table:style-name="ce1" office:value-type="string">
            <text:p>上海市奉贤区南桥镇解放新村366号3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赵骏晨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0-07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810896">
            <text:p>1380181089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徐振平</text:p>
          </table:table-cell>
          <table:table-cell table:style-name="ce1" office:value-type="float" office:value="13801900895">
            <text:p>1380190089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筱华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9-05-0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601612">
            <text:p>1370160161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吴鸣</text:p>
          </table:table-cell>
          <table:table-cell table:style-name="ce1" office:value-type="float" office:value="13801947476">
            <text:p>1380194747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潇濛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0-07-1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21616798">
            <text:p>1592161679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田慧芬</text:p>
          </table:table-cell>
          <table:table-cell table:style-name="ce1" office:value-type="float" office:value="13918946299">
            <text:p>13918946299</text:p>
          </table:table-cell>
          <table:table-cell table:style-name="ce1" office:value-type="string">
            <text:p>上海市闵行区碧泉路36弄1号2104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晓丰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3-11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51781313">
            <text:p>1365178131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连慧芬</text:p>
          </table:table-cell>
          <table:table-cell table:style-name="ce1" office:value-type="float" office:value="13917228676">
            <text:p>1391722867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子莹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6-10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472748655">
            <text:p>1347274865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子莹</text:p>
          </table:table-cell>
          <table:table-cell table:style-name="ce1" office:value-type="float" office:value="13472748655">
            <text:p>1347274865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高建平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3-02-1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168822">
            <text:p>1391616882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高建平</text:p>
          </table:table-cell>
          <table:table-cell table:style-name="ce1" office:value-type="float" office:value="13916168822">
            <text:p>13916168822</text:p>
          </table:table-cell>
          <table:table-cell table:style-name="ce1" office:value-type="string">
            <text:p>中山南路969号908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许梦婷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1-04-0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828158">
            <text:p>138178281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金雪梅</text:p>
          </table:table-cell>
          <table:table-cell table:style-name="ce1" office:value-type="float" office:value="57127398">
            <text:p>57127398</text:p>
          </table:table-cell>
          <table:table-cell table:style-name="ce1" office:value-type="string">
            <text:p>奉贤区南桥环城南路通组路锦华大厦19号11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正权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12-3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706296">
            <text:p>1370170629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倪水花</text:p>
          </table:table-cell>
          <table:table-cell table:style-name="ce1" office:value-type="float" office:value="13601790800">
            <text:p>13601790800</text:p>
          </table:table-cell>
          <table:table-cell table:style-name="ce1" office:value-type="string">
            <text:p>上海市奉贤区南桥镇江海新村394号4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文英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9-01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629777">
            <text:p>18621629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淑萍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7-05-2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6652198">
            <text:p>1380665219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佳璐</text:p>
          </table:table-cell>
          <table:table-cell table:style-name="ce1" office:value-type="float" office:value="13761649689">
            <text:p>1376164968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金坚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5-04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06678968">
            <text:p>1860667896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金敏</text:p>
          </table:table-cell>
          <table:table-cell table:style-name="ce1" office:value-type="float" office:value="13957799009">
            <text:p>1395779900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首辰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2-05-1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学亮</text:p>
          </table:table-cell>
          <table:table-cell table:style-name="ce1" office:value-type="float" office:value="13801912200">
            <text:p>1380191220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宝年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5-12-2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6278888">
            <text:p>13706278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杨剑林</text:p>
          </table:table-cell>
          <table:table-cell table:style-name="ce1" office:value-type="float" office:value="13916107369">
            <text:p>1391610736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蓓珊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5-05-0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9069278">
            <text:p>136090692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梁心如</text:p>
          </table:table-cell>
          <table:table-cell table:style-name="ce1" office:value-type="float" office:value="13609069278">
            <text:p>136090692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卓维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3-04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孟桃桃</text:p>
          </table:table-cell>
          <table:table-cell table:style-name="ce1" office:value-type="float" office:value="13665162124">
            <text:p>1366516212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许高翔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1-11-1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71698800">
            <text:p>1367169880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8621962888">
            <text:p>18621962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丹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5-05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832915">
            <text:p>1381783291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夏厚君</text:p>
          </table:table-cell>
          <table:table-cell table:style-name="ce1" office:value-type="float" office:value="13701803640">
            <text:p>1370180364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郑勇清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2-05-0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547488">
            <text:p>139175474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郑春玉</text:p>
          </table:table-cell>
          <table:table-cell table:style-name="ce1" office:value-type="float" office:value="13901673499">
            <text:p>13901673499</text:p>
          </table:table-cell>
          <table:table-cell table:style-name="ce1" office:value-type="string">
            <text:p>上海市闵行区上中西路1285弄42号9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邵梦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9-11-1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072116078">
            <text:p>1307211607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玉秋</text:p>
          </table:table-cell>
          <table:table-cell table:style-name="ce1" office:value-type="float" office:value="13072116078">
            <text:p>1307211607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丽萍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7-03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02189454">
            <text:p>1590218945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孟桃桃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维芳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03-0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21746269">
            <text:p>1362174626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杰</text:p>
          </table:table-cell>
          <table:table-cell table:style-name="ce1" office:value-type="float" office:value="13818852760">
            <text:p>13818852760</text:p>
          </table:table-cell>
          <table:table-cell table:style-name="ce1" office:value-type="string">
            <text:p>上海市奉贤区南桥镇展园路300号南郊庄园21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09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101919818">
            <text:p>1810191981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周建华</text:p>
          </table:table-cell>
          <table:table-cell table:style-name="ce1" office:value-type="float" office:value="13761398661">
            <text:p>13761398661</text:p>
          </table:table-cell>
          <table:table-cell table:style-name="ce1" office:value-type="string">
            <text:p>上海市普陀区石湾路7弄51号503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逸帆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4-03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兆阳（父亲）</text:p>
          </table:table-cell>
          <table:table-cell table:style-name="ce1" office:value-type="float" office:value="13901669342">
            <text:p>1390166934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豹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2-03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方胜</text:p>
          </table:table-cell>
          <table:table-cell table:style-name="ce1" office:value-type="float" office:value="13901631319">
            <text:p>1390163131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汪勇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7-11-2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02118462">
            <text:p>1860211846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赵君</text:p>
          </table:table-cell>
          <table:table-cell table:style-name="ce1" office:value-type="float" office:value="13818612546">
            <text:p>13818612546</text:p>
          </table:table-cell>
          <table:table-cell table:style-name="ce1" office:value-type="string">
            <text:p>上海市徐汇区龙水北路900弄36号404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贺德克液压技术（上海）有限公司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金康</text:p>
          </table:table-cell>
          <table:table-cell table:style-name="ce1" office:value-type="float" office:value="13916858975">
            <text:p>1391685897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浩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3-02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（郏岩云）母亲</text:p>
          </table:table-cell>
          <table:table-cell table:style-name="ce1" office:value-type="float" office:value="13701698565">
            <text:p>1370169856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同丰洲际融资有限公司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9-11-2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753777">
            <text:p>13917753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邱雯雯</text:p>
          </table:table-cell>
          <table:table-cell table:style-name="ce1" office:value-type="float" office:value="18121073539">
            <text:p>18121073539</text:p>
          </table:table-cell>
          <table:table-cell table:style-name="ce1" office:value-type="string">
            <text:p>上海市金汇塘路88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尚亨特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2-09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12188818">
            <text:p>1351218881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林美玲</text:p>
          </table:table-cell>
          <table:table-cell table:style-name="ce1" office:value-type="float" office:value="13585626327">
            <text:p>13585626327</text:p>
          </table:table-cell>
          <table:table-cell table:style-name="ce1" office:value-type="string">
            <text:p>上海市闵行区银都路3399弄256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诗云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3-11-1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655922">
            <text:p>1350165592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青</text:p>
          </table:table-cell>
          <table:table-cell table:style-name="ce1" office:value-type="float" office:value="67827868">
            <text:p>67827868</text:p>
          </table:table-cell>
          <table:table-cell table:style-name="ce1" office:value-type="string">
            <text:p>上海市松江区车墩镇高桥村俞塘510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周平凡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8-06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5776322">
            <text:p>1390577632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邱艳芳</text:p>
          </table:table-cell>
          <table:table-cell table:style-name="ce1" office:value-type="float" office:value="13806553751">
            <text:p>13806553751</text:p>
          </table:table-cell>
          <table:table-cell table:style-name="ce1" office:value-type="string">
            <text:p>上海市闵行区都会路3888弄11号6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韶华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7-08-0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70000933">
            <text:p>1337000093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杨创造</text:p>
          </table:table-cell>
          <table:table-cell table:style-name="ce1" office:value-type="float" office:value="13346886996">
            <text:p>1334688699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葛桂林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2-04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921618160">
            <text:p>1592161816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洪永珍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6-10-2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朝鲜</text:p>
          </table:table-cell>
          <table:table-cell table:style-name="ce1" office:value-type="float" office:value="13806726988">
            <text:p>138067269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寿才良</text:p>
          </table:table-cell>
          <table:table-cell table:style-name="ce1" office:value-type="float" office:value="13705735788">
            <text:p>137057357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玮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1-02-1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新华</text:p>
          </table:table-cell>
          <table:table-cell table:style-name="ce1" office:value-type="float" office:value="13003163333">
            <text:p>1300316333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蔡彬彬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10-0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391532">
            <text:p>1391639153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萍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9-07-0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加拿大</text:p>
          </table:table-cell>
          <table:table-cell table:style-name="ce1" office:value-type="string">
            <text:p>汉</text:p>
          </table:table-cell>
          <table:table-cell table:style-name="ce1" office:value-type="float" office:value="18602141851">
            <text:p>1860214185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宏伟</text:p>
          </table:table-cell>
          <table:table-cell table:style-name="ce1" office:value-type="float" office:value="18616159793">
            <text:p>1861615979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金瑜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8-11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000728365">
            <text:p>1500072836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汪茶儿</text:p>
          </table:table-cell>
          <table:table-cell table:style-name="ce1" office:value-type="float" office:value="13801827557">
            <text:p>1380182755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9层</text:p>
          </table:table-cell>
          <table:table-cell table:style-name="ce1" office:value-type="string">
            <text:p>01户</text:p>
          </table:table-cell>
          <table:table-cell table:number-columns-repeated="3" table:style-name="ce1" office:value-type="string">
            <text:p>无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施红鹰</text:p>
          </table:table-cell>
          <table:table-cell table:style-name="ce1" office:value-type="string">
            <text:p>12号楼</text:p>
          </table:table-cell>
          <table:table-cell table:style-name="ce1" office:value-type="string">
            <text:p>2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1-08-2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927898">
            <text:p>1370192789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同事</text:p>
          </table:table-cell>
          <table:table-cell table:style-name="ce1" office:value-type="float" office:value="13621792891">
            <text:p>1362179289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舒和伟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7-11-2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901941666">
            <text:p>189019416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5800687887">
            <text:p>1580068788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丁勇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8-02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5404567">
            <text:p>1381540456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818828602">
            <text:p>1381882860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侯凌峰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3-06-2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138761">
            <text:p>1381613876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鸿慈</text:p>
          </table:table-cell>
          <table:table-cell table:style-name="ce1" office:value-type="float" office:value="13818828602">
            <text:p>1381882860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裴文兰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8-02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671320">
            <text:p>1391667132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杨进</text:p>
          </table:table-cell>
          <table:table-cell table:style-name="ce1" office:value-type="float" office:value="13916548183">
            <text:p>1391654818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游素芳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4-04-0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951358">
            <text:p>138019513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林国来</text:p>
          </table:table-cell>
          <table:table-cell table:style-name="ce1" office:value-type="float" office:value="13801951010">
            <text:p>1380195101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罗文慧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4-02-2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41621853">
            <text:p>1364162185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田大弘</text:p>
          </table:table-cell>
          <table:table-cell table:style-name="ce1" office:value-type="float" office:value="18621905195">
            <text:p>1862190519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高杰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03-2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316965183">
            <text:p>1531696518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刘忠武（丈夫)</text:p>
          </table:table-cell>
          <table:table-cell table:style-name="ce1" office:value-type="float" office:value="13361952398">
            <text:p>1336195239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强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3-06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690777">
            <text:p>13801690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斌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9-04-2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693888">
            <text:p>13601693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918697554">
            <text:p>1391869755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泽凤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7-01-0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7016399">
            <text:p>139170163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欧阳恩华</text:p>
          </table:table-cell>
          <table:table-cell table:style-name="ce1" office:value-type="float" office:value="13777009688">
            <text:p>137770096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游世惠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1-06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8259010">
            <text:p>1391825901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皮勇霞</text:p>
          </table:table-cell>
          <table:table-cell table:style-name="ce1" office:value-type="float" office:value="13918259010">
            <text:p>1391825901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欧阳恩华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01-2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77009688">
            <text:p>137770096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泽凤</text:p>
          </table:table-cell>
          <table:table-cell table:style-name="ce1" office:value-type="float" office:value="13917016399">
            <text:p>139170163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殷德昌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46-03-2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贾婧</text:p>
          </table:table-cell>
          <table:table-cell table:style-name="ce1" office:value-type="float" office:value="13701716666">
            <text:p>137017166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戚斌峰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0-01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717821">
            <text:p>1380171782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戚国林（父亲）</text:p>
          </table:table-cell>
          <table:table-cell table:style-name="ce1" office:value-type="float" office:value="13321821921">
            <text:p>13321821921</text:p>
          </table:table-cell>
          <table:table-cell table:style-name="ce1" office:value-type="string">
            <text:p>上海市金山区山阳镇蒙山路1266弄37号11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燕飞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0-05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860831166">
            <text:p>158608311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705085166">
            <text:p>1370508516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成羿杰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3-12-06</text:p>
          </table:table-cell>
          <table:table-cell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642396">
            <text:p>1390164239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成军</text:p>
          </table:table-cell>
          <table:table-cell table:style-name="ce1" office:value-type="float" office:value="13901642396">
            <text:p>1390164239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金文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9-01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619789">
            <text:p>186216197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房屋销售（集团）有限公司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61330755">
            <text:p>6133075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沉晔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5-06-2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241406010">
            <text:p>13524140601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沉晔</text:p>
          </table:table-cell>
          <table:table-cell table:style-name="ce1" office:value-type="float" office:value="135241406010">
            <text:p>13524140601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洲洋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5-03-07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01782669">
            <text:p>1860178266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8636879195">
            <text:p>1863687919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林宇杰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3-02-2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24592700">
            <text:p>1352459270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524592700">
            <text:p>1352459270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邱崇軒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2012-08-1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11815345">
            <text:p>1361181534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邱建芳</text:p>
          </table:table-cell>
          <table:table-cell table:style-name="ce1" office:value-type="float" office:value="18636879195">
            <text:p>1863687919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诗诣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6-08-3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221579">
            <text:p>1381722157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818797317">
            <text:p>1381879731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程思羽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0-12-3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74350507">
            <text:p>1377435050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程敏</text:p>
          </table:table-cell>
          <table:table-cell table:style-name="ce1" office:value-type="float" office:value="13311880869">
            <text:p>1331188086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蒋天伦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2-11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937975">
            <text:p>1370193797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蒋伟清</text:p>
          </table:table-cell>
          <table:table-cell table:style-name="ce1" office:value-type="float" office:value="15921221300">
            <text:p>1592122130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余兰卿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2004-05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619587">
            <text:p>1390161958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胡立忠</text:p>
          </table:table-cell>
          <table:table-cell table:style-name="ce1" office:value-type="float" office:value="13671701615">
            <text:p>1367170161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亿创国际货物运输代理有限公司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1727888">
            <text:p>13501727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黄永飞（法人代表）</text:p>
          </table:table-cell>
          <table:table-cell table:style-name="ce1" office:value-type="float" office:value="13501727888">
            <text:p>135017278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洪伟青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04-0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121149095">
            <text:p>1812114909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洪碧清</text:p>
          </table:table-cell>
          <table:table-cell table:style-name="ce1" office:value-type="float" office:value="18121149095">
            <text:p>1812114909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上海志衡建筑材料有限公司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2013-03-1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01854081">
            <text:p>1370185408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单宇文</text:p>
          </table:table-cell>
          <table:table-cell table:style-name="ce1" office:value-type="float" office:value="13661898890">
            <text:p>1366189889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蒋金山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4-12-1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5799999">
            <text:p>13915799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郭丽金</text:p>
          </table:table-cell>
          <table:table-cell table:style-name="ce1" office:value-type="float" office:value="18621011515">
            <text:p>1862101151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文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3-10-1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940363">
            <text:p>1380194036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周洁（妻子）</text:p>
          </table:table-cell>
          <table:table-cell table:style-name="ce1" office:value-type="float" office:value="13801940363">
            <text:p>1380194036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姚妍珍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5-12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孟桃桃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蒋爱平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8-03-1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601919191">
            <text:p>1560191919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8621799999">
            <text:p>186217999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钱伟国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11-2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21895988">
            <text:p>136218959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钱伟国</text:p>
          </table:table-cell>
          <table:table-cell table:style-name="ce1" office:value-type="float" office:value="13818258168">
            <text:p>138182581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建元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2-07-2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2875720">
            <text:p>1390287572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黄祯</text:p>
          </table:table-cell>
          <table:table-cell table:style-name="ce1" office:value-type="float" office:value="13817132932">
            <text:p>1381713293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晓南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3-10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孟桃桃</text:p>
          </table:table-cell>
          <table:table-cell table:style-name="ce1" office:value-type="float" office:value="13661562124">
            <text:p>13661562124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林远达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6-09-08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51651881">
            <text:p>1365165188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651651868">
            <text:p>1365165186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俞华强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9-10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689699">
            <text:p>138186896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赵章汉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6-12-0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05488888">
            <text:p>13505488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倪银莲</text:p>
          </table:table-cell>
          <table:table-cell table:style-name="ce1" office:value-type="float" office:value="15158677999">
            <text:p>151586779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马建玲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2-11-2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016465766">
            <text:p>180164657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5601670948">
            <text:p>1560167094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夏灵勇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10-2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1619549">
            <text:p>1390161954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施逸宇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4-01-0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81622257">
            <text:p>1338162225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施建平</text:p>
          </table:table-cell>
          <table:table-cell table:style-name="ce1" office:value-type="float" office:value="13381622257">
            <text:p>1338162225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琼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4-02-0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800304">
            <text:p>1862180030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景小荣</text:p>
          </table:table-cell>
          <table:table-cell table:style-name="ce1" office:value-type="float" office:value="13601962086">
            <text:p>13601962086</text:p>
          </table:table-cell>
          <table:table-cell table:style-name="ce1" office:value-type="string">
            <text:p>徐汇区肇嘉滨路288号景新大厦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学珍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8-10-3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31939199">
            <text:p>133319391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5821254517">
            <text:p>1582125451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苏玉堂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0-12-02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392659999">
            <text:p>15392659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苏贵生</text:p>
          </table:table-cell>
          <table:table-cell table:style-name="ce1" office:value-type="float" office:value="13935268680">
            <text:p>1393526868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罗婷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3-03-08</text:p>
          </table:table-cell>
          <table:table-cell table:style-name="ce1" office:value-type="string">
            <text:p>女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float" office:value="13818835199">
            <text:p>138188351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蔡险峰（丈夫）</text:p>
          </table:table-cell>
          <table:table-cell table:style-name="ce1" office:value-type="float" office:value="13918835199">
            <text:p>139188351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苏贵生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5-10-0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392659999">
            <text:p>153926599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753221000">
            <text:p>1375322100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赵晓峰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1-12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06660222">
            <text:p>1330666022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庄勇</text:p>
          </table:table-cell>
          <table:table-cell table:style-name="ce1" office:value-type="float" office:value="15902166663">
            <text:p>15902166663</text:p>
          </table:table-cell>
          <table:table-cell table:style-name="ce1" office:value-type="string">
            <text:p>上海市南汇区航头镇东村航头454号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昌宝坤</text:p>
          </table:table-cell>
          <table:table-cell table:style-name="ce1" office:value-type="string">
            <text:p>13号楼</text:p>
          </table:table-cell>
          <table:table-cell table:style-name="ce1" office:value-type="string">
            <text:p>2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7-11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7744218">
            <text:p>1381774421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817744218">
            <text:p>1381774421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瞿凡壹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9-04-0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180899">
            <text:p>138181808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瞿新兴</text:p>
          </table:table-cell>
          <table:table-cell table:style-name="ce1" office:value-type="float" office:value="13818952345">
            <text:p>13818952345</text:p>
          </table:table-cell>
          <table:table-cell table:style-name="ce1" office:value-type="string">
            <text:p>上海市闵行区莲花南路155弄34号11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层</text:p>
          </table:table-cell>
          <table:table-cell table:style-name="ce1" office:value-type="string">
            <text:p>02户</text:p>
          </table:table-cell>
          <table:table-cell table:number-columns-repeated="3" table:style-name="ce1" office:value-type="string">
            <text:p>无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杨长法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0-01-0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707899">
            <text:p>139167078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5000656365">
            <text:p>1500065636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宋颖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0-11-1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696665">
            <text:p>1862169666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何巧云</text:p>
          </table:table-cell>
          <table:table-cell table:style-name="ce1" office:value-type="float" office:value="18217561912">
            <text:p>1821756191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唐智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5-08-0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无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杨莉华</text:p>
          </table:table-cell>
          <table:table-cell table:number-columns-repeated="2" table:style-name="ce1" office:value-type="float" office:value="15921098897">
            <text:p>15921098897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盛亦来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3-03-0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6589849">
            <text:p>1861658984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来蔚莉</text:p>
          </table:table-cell>
          <table:table-cell table:style-name="ce1" office:value-type="float" office:value="13501974150">
            <text:p>13501974150</text:p>
          </table:table-cell>
          <table:table-cell table:style-name="ce1" office:value-type="string">
            <text:p>上海市杨浦区翔殷路491弄72号4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军锋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7-06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3718988">
            <text:p>138037189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5838097118">
            <text:p>1583809711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陆斌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8-11-1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706631">
            <text:p>1391670663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916027103">
            <text:p>1391602710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人鹰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1-04-16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772777">
            <text:p>13801772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伟</text:p>
          </table:table-cell>
          <table:table-cell table:style-name="ce1" office:value-type="float" office:value="13901663045">
            <text:p>13901663045</text:p>
          </table:table-cell>
          <table:table-cell table:style-name="ce1" office:value-type="string">
            <text:p>上海市浦东新区浦东大道2567弄15号1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蒋爱芳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7-10-1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020505">
            <text:p>1376102050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伟</text:p>
          </table:table-cell>
          <table:table-cell table:style-name="ce1" office:value-type="float" office:value="13916850998">
            <text:p>13916850998</text:p>
          </table:table-cell>
          <table:table-cell table:style-name="ce1" office:value-type="string">
            <text:p>上海市浦东新区浦东大道2567弄15号1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文南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2-03-23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61761488">
            <text:p>136617614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吴智群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明义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0-06-2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726303">
            <text:p>1380172630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素珍</text:p>
          </table:table-cell>
          <table:table-cell table:style-name="ce1" office:value-type="float" office:value="15800566695">
            <text:p>15800566695</text:p>
          </table:table-cell>
          <table:table-cell table:style-name="ce1" office:value-type="string">
            <text:p>上海市闵行区畹町路100弄47号4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史征宇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2-06-26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037589">
            <text:p>139160375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立新</text:p>
          </table:table-cell>
          <table:table-cell table:style-name="ce1" office:value-type="float" office:value="18017437620">
            <text:p>1801743762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健平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3-10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037589">
            <text:p>139160375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张立新</text:p>
          </table:table-cell>
          <table:table-cell table:style-name="ce1" office:value-type="float" office:value="18017437620">
            <text:p>1801743762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宁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4-04-2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16037589">
            <text:p>1391603758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席晓萍</text:p>
          </table:table-cell>
          <table:table-cell table:style-name="ce1" office:value-type="float" office:value="18604888897">
            <text:p>18604888897</text:p>
          </table:table-cell>
          <table:table-cell table:style-name="ce1" office:value-type="string">
            <text:p>上海市徐汇区陕西南路888弄2号2102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岸本良信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41-10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日本</text:p>
          </table:table-cell>
          <table:table-cell table:style-name="ce1" office:value-type="string">
            <text:p>汉</text:p>
          </table:table-cell>
          <table:table-cell table:style-name="ce1" office:value-type="float" office:value="13601846727">
            <text:p>1360184672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雅琴</text:p>
          </table:table-cell>
          <table:table-cell table:style-name="ce1" office:value-type="float" office:value="13601846727">
            <text:p>13601846727</text:p>
          </table:table-cell>
          <table:table-cell table:style-name="ce1" office:value-type="string">
            <text:p>上海市浦东新区高科西路2763弄136号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荣新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59-11-2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858379888">
            <text:p>1885837988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胡景艳</text:p>
          </table:table-cell>
          <table:table-cell table:style-name="ce1" office:value-type="float" office:value="13501802799">
            <text:p>135018027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阮卫卫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7-01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693173">
            <text:p>1381669317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又糯</text:p>
          </table:table-cell>
          <table:table-cell table:style-name="ce1" office:value-type="float" office:value="13764688297">
            <text:p>1376468829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陈凯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1-11-1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61162555">
            <text:p>1376116255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顾丽娟</text:p>
          </table:table-cell>
          <table:table-cell table:style-name="ce1" office:value-type="float" office:value="13817075058">
            <text:p>1381707505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1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诸磊蕾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0-03-02</text:p>
          </table:table-cell>
          <table:table-cell table:style-name="ce1" office:value-type="string">
            <text:p>男</text:p>
          </table:table-cell>
          <table:table-cell table:number-columns-repeated="2" table:style-name="ce1" office:value-type="string">
            <text:p>无</text:p>
          </table:table-cell>
          <table:table-cell table:style-name="ce1" office:value-type="float" office:value="13601974164">
            <text:p>13601974164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蒋永建</text:p>
          </table:table-cell>
          <table:table-cell table:style-name="ce1" office:value-type="float" office:value="13817665458">
            <text:p>1381766545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傅萍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1-07-1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6333535">
            <text:p>18616333535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1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白治国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05-01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03178296">
            <text:p>1390317829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8631709799">
            <text:p>186317097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蒋银海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0-06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122505677">
            <text:p>131225056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蒋碧云</text:p>
          </table:table-cell>
          <table:table-cell table:style-name="ce1" office:value-type="float" office:value="15801768773">
            <text:p>1580176877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刘园园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0-08-0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74238269">
            <text:p>1377423826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沈钰</text:p>
          </table:table-cell>
          <table:table-cell table:style-name="ce1" office:value-type="float" office:value="13818658033">
            <text:p>1381865803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黄志明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2007-02-03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121103299">
            <text:p>1812110329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范毅萍</text:p>
          </table:table-cell>
          <table:table-cell table:style-name="ce1" office:value-type="float" office:value="18121103299">
            <text:p>1812110329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丽君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6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55-01-10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774238209">
            <text:p>1377423820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818658033">
            <text:p>1381865803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周颖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81-11-28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01746818">
            <text:p>1380174681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周家康</text:p>
          </table:table-cell>
          <table:table-cell table:style-name="ce1" office:value-type="float" office:value="13661501977">
            <text:p>13661501977</text:p>
          </table:table-cell>
          <table:table-cell table:style-name="ce1" office:value-type="string">
            <text:p>黄浦区宁波路201号71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洪涓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7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05-02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5896231766">
            <text:p>1589623176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茅裕辉</text:p>
          </table:table-cell>
          <table:table-cell table:style-name="ce1" office:value-type="float" office:value="13611677288">
            <text:p>13611677288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方新颖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4-03-19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719656">
            <text:p>13601719656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方向东</text:p>
          </table:table-cell>
          <table:table-cell table:style-name="ce1" office:value-type="float" office:value="13601719656">
            <text:p>1360171965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赖灵虹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8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6-02-2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86897777">
            <text:p>13586897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906840056">
            <text:p>13906840056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蒋银木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0-06-3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331888577">
            <text:p>13331888577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许爱华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19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9-05-24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311786009">
            <text:p>1331178600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3311786009">
            <text:p>13311786009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何明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无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何晶</text:p>
          </table:table-cell>
          <table:table-cell table:style-name="ce1" office:value-type="float" office:value="13636695133">
            <text:p>1363669513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颖慧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0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85-09-24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芳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王恒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1-04-05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6569558">
            <text:p>1381656955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无</text:p>
          </table:table-cell>
          <table:table-cell table:style-name="ce1" office:value-type="float" office:value="18930710595">
            <text:p>18930710595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孙亮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1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5-01-1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21088893">
            <text:p>18621088893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孙荧</text:p>
          </table:table-cell>
          <table:table-cell table:style-name="ce1" office:value-type="float" office:value="18621088893">
            <text:p>1862108889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赵晓萍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8-10-09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6873920">
            <text:p>18616873920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陈国荣</text:p>
          </table:table-cell>
          <table:table-cell table:style-name="ce1" office:value-type="float" office:value="18616873920">
            <text:p>1861687392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李士才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2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71-09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562369211">
            <text:p>13562369211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管西尧</text:p>
          </table:table-cell>
          <table:table-cell table:style-name="ce1" office:value-type="float" office:value="13506330663">
            <text:p>13506330663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钱晓华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75-10-27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34049777">
            <text:p>13934049777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王建獒</text:p>
          </table:table-cell>
          <table:table-cell table:style-name="ce1" office:value-type="float" office:value="13903407111">
            <text:p>13903407111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炜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3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68-10-31</text:p>
          </table:table-cell>
          <table:table-cell table:style-name="ce1" office:value-type="string">
            <text:p>女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985892022">
            <text:p>1398589202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卫阳</text:p>
          </table:table-cell>
          <table:table-cell table:style-name="ce1" office:value-type="float" office:value="13585615222">
            <text:p>1358561522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张春松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93-07-1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818855159">
            <text:p>13818855159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李美萍</text:p>
          </table:table-cell>
          <table:table-cell table:style-name="ce1" office:value-type="float" office:value="13916667958">
            <text:p>13916667958</text:p>
          </table:table-cell>
          <table:table-cell table:style-name="ce1" office:value-type="string">
            <text:p>上海市闵行区颛兴路45弄10号11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叶群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5层</text:p>
          </table:table-cell>
          <table:table-cell table:style-name="ce1" office:value-type="string">
            <text:p>02户</text:p>
          </table:table-cell>
          <table:table-cell table:style-name="ce1" office:value-type="string">
            <text:p>1994-07-10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8616976022">
            <text:p>18616976022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叶国良</text:p>
          </table:table-cell>
          <table:table-cell table:style-name="ce1" office:value-type="float" office:value="13601945390">
            <text:p>13601945390</text:p>
          </table:table-cell>
          <table:table-cell table:style-name="ce1" office:value-type="string">
            <text:p>上海市奉贤区南桥镇华龙公寓54号501室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徐振英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1户</text:p>
          </table:table-cell>
          <table:table-cell table:style-name="ce1" office:value-type="string">
            <text:p>1963-05-05</text:p>
          </table:table-cell>
          <table:table-cell table:style-name="ce1" office:value-type="string">
            <text:p>男</text:p>
          </table:table-cell>
          <table:table-cell table:style-name="ce1" office:value-type="string">
            <text:p>中国</text:p>
          </table:table-cell>
          <table:table-cell table:style-name="ce1" office:value-type="string">
            <text:p>汉</text:p>
          </table:table-cell>
          <table:table-cell table:style-name="ce1" office:value-type="float" office:value="13601643768">
            <text:p>13601643768</text:p>
          </table:table-cell>
          <table:table-cell table:style-name="ce1" office:value-type="string">
            <text:p>自住</text:p>
          </table:table-cell>
          <table:table-cell table:style-name="ce1" office:value-type="string">
            <text:p>沈建明</text:p>
          </table:table-cell>
          <table:table-cell table:style-name="ce1" office:value-type="float" office:value="18930552612">
            <text:p>18930552612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无</text:p>
          </table:table-cell>
          <table:table-cell table:style-name="ce1" office:value-type="string">
            <text:p>15号楼</text:p>
          </table:table-cell>
          <table:table-cell table:style-name="ce1" office:value-type="string">
            <text:p>26层</text:p>
          </table:table-cell>
          <table:table-cell table:style-name="ce1" office:value-type="string">
            <text:p>02户</text:p>
          </table:table-cell>
          <table:table-cell table:number-columns-repeated="4"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未收楼</text:p>
          </table:table-cell>
          <table:table-cell table:style-name="ce1" office:value-type="string">
            <text:p>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无</text:p>
          </table:table-cell>
          <table:table-cell table:number-columns-repeated="1011"/>
        </table:table-row>
        <table:table-row table:style-name="ro1" table:number-rows-repeated="10479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zh" number:country="CN">
      <number:number number:min-integer-digits="1"/>
    </number:number-style>
    <number:date-style style:name="N113">
      <number:year number:style="long"/>
      <number:text>／</number:text>
      <number:month number:style="long"/>
      <number:text>／</number:text>
      <number:day number:style="long"/>
    </number:date-style>
    <number:date-style style:name="N114">
      <number:year number:style="long"/>
      <number:text>／</number:text>
      <number:month number:style="long"/>
      <number:text>／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13P0" style:volatile="true" number:language="zh" number:country="CN">
      <number:text>￥</number:text>
      <number:number number:decimal-places="0" number:min-integer-digits="1" number:grouping="true"/>
    </number:number-style>
    <number:number-style style:name="N10113" number:language="zh" number:country="CN">
      <number:text>￥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zh" number:country="CN">
      <number:text>￥</number:text>
      <number:number number:decimal-places="0" number:min-integer-digits="1" number:grouping="true"/>
    </number:number-style>
    <number:number-style style:name="N10114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zh" number:country="CN">
      <number:text>￥</number:text>
      <number:number number:decimal-places="2" number:min-integer-digits="1" number:grouping="true"/>
    </number:number-style>
    <number:number-style style:name="N10115" number:language="zh" number:country="CN">
      <number:text>￥-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zh" number:country="CN">
      <number:text>￥</number:text>
      <number:number number:decimal-places="2" number:min-integer-digits="1" number:grouping="true"/>
    </number:number-style>
    <number:number-style style:name="N10116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10116P0"/>
    </number:number-style>
    <number:date-style style:name="N10117" number:language="zh" number:country="CN">
      <number:year number:style="long"/>
      <number:text>-</number:text>
      <number:month/>
      <number:text>-</number:text>
      <number:day/>
    </number:date-style>
    <number:date-style style:name="N10118" number:language="zh" number:country="CN">
      <number:day/>
      <number:text>-</number:text>
      <number:month number:textual="true"/>
      <number:text>-</number:text>
      <number:year/>
    </number:date-style>
    <number:date-style style:name="N10119" number:language="zh" number:country="CN">
      <number:day/>
      <number:text>-</number:text>
      <number:month number:textual="true"/>
    </number:date-style>
    <number:date-style style:name="N10120" number:language="zh" number:country="CN">
      <number:month number:textual="true"/>
      <number:text>-</number:text>
      <number:year/>
    </number:date-style>
    <number:time-style style:name="N10121" number:language="zh" number:country="CN">
      <number:hours/>
      <number:text>:</number:text>
      <number:minute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zh" number:country="CN">
      <number:hours/>
      <number:text>:</number:text>
      <number:minutes number:style="long"/>
    </number:time-style>
    <number:time-style style:name="N10124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5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6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6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7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zh" number:country="CN">
      <number:month/>
      <number:text>-</number:text>
      <number:day/>
      <number:text>-</number:text>
      <number:year/>
    </number:date-style>
    <number:time-style style:name="N10131" number:language="zh" number:country="CN">
      <number:hours/>
      <number:text>时</number:text>
      <number:minutes number:style="long"/>
      <number:text>分</number:text>
    </number:time-style>
    <number:time-style style:name="N10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3" number:language="zh" number:country="CN">
      <number:am-pm/>
      <number:hours/>
      <number:text>时</number:text>
      <number:minutes number:style="long"/>
      <number:text>分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5P0" style:volatile="true" number:language="zh" number:country="CN">
      <number:number number:decimal-places="0" number:min-integer-digits="1" number:grouping="true"/>
    </number:number-style>
    <number:number-style style:name="N10135" number:language="zh" number:country="CN">
      <number:text>-</number:text>
      <number:number number:decimal-places="0" number:min-integer-digits="1" number:grouping="true"/>
      <style:map style:condition="value()&gt;=0" style:apply-style-name="N10135P0"/>
    </number:number-style>
    <number:number-style style:name="N10136P0" style:volatile="true" number:language="zh" number:country="CN">
      <number:number number:decimal-places="0" number:min-integer-digits="1" number:grouping="true"/>
    </number:number-style>
    <number:number-style style:name="N10136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zh" number:country="CN">
      <number:number number:decimal-places="2" number:min-integer-digits="1" number:grouping="true"/>
    </number:number-style>
    <number:number-style style:name="N10137" number:language="zh" number:country="CN">
      <number:text>-</number:text>
      <number:number number:decimal-places="2" number:min-integer-digits="1" number:grouping="true"/>
      <style:map style:condition="value()&gt;=0" style:apply-style-name="N10137P0"/>
    </number:number-style>
    <number:number-style style:name="N10138P0" style:volatile="true" number:language="zh" number:country="CN">
      <number:number number:decimal-places="2" number:min-integer-digits="1" number:grouping="true"/>
    </number:number-style>
    <number:number-style style:name="N10138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9P1" style:volatile="true" number:language="zh" number:country="CN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0139P2" style:volatile="true" number:language="zh" number:country="CN">
      <number:text> </number:text>
      <number:fill-character> </number:fill-character>
      <number:text>- </number:text>
    </number:number-style>
    <number:text-style style:name="N10139" number:language="zh" number:country="CN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zh" number:country="CN">
      <number:text> ￥</number:text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zh" number:country="CN">
      <number:text> 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0140P2" style:volatile="true" number:language="zh" number:country="CN">
      <number:text> ￥</number:text>
      <number:fill-character> </number:fill-character>
      <number:text>- </number:text>
    </number:number-style>
    <number:text-style style:name="N10140" number:language="zh" number:country="CN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zh" number:country="CN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41P1" style:volatile="true" number:language="zh" number:country="CN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0141P2" style:volatile="true" number:language="zh" number:country="CN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41" number:language="zh" number:country="CN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zh" number:country="CN">
      <number:text> ￥</number:text>
      <number:fill-character> </number:fill-character>
      <number:number number:decimal-places="2" number:min-integer-digits="1" number:grouping="true"/>
      <number:text> </number:text>
    </number:number-style>
    <number:number-style style:name="N10142P1" style:volatile="true" number:language="zh" number:country="CN">
      <number:text> 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0142P2" style:volatile="true" number:language="zh" number:country="CN">
      <number:text> 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zh" number:country="CN">
      <number:minutes number:style="long"/>
      <number:text>:</number:text>
      <number:seconds number:style="long"/>
    </number:time-style>
    <number:time-style style:name="N10144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zh" number:country="CN">
      <number:minutes number:style="long"/>
      <number:text>:</number:text>
      <number:seconds number:style="long" number:decimal-places="1"/>
    </number:time-style>
    <number:number-style style:name="N10146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业主" style:display-name="PageStyle_业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lsx</meta:initial-creator>
    <meta:creation-date>2014-10-27T10:51:33</meta:creation-date>
    <meta:editing-cycles>0</meta:editing-cycles>
    <meta:generator>LibreOffice/4.0.4.2$Linux_X86_64 LibreOffice_project/400m0$Build-2</meta:generator>
    <meta:document-statistic meta:table-count="1" meta:cell-count="8568" meta:object-count="0"/>
  </office:meta>
</office:document-meta>
</file>